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9.11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99mm"/>
    </style:style>
    <style:style style:name="co5" style:family="table-column">
      <style:table-column-properties fo:break-before="auto" style:column-width="47.66mm"/>
    </style:style>
    <style:style style:name="co6" style:family="table-column">
      <style:table-column-properties fo:break-before="auto" style:column-width="52.41mm"/>
    </style:style>
    <style:style style:name="co7" style:family="table-column">
      <style:table-column-properties fo:break-before="auto" style:column-width="53.45mm"/>
    </style:style>
    <style:style style:name="co8" style:family="table-column">
      <style:table-column-properties fo:break-before="auto" style:column-width="30.43mm"/>
    </style:style>
    <style:style style:name="co9" style:family="table-column">
      <style:table-column-properties fo:break-before="auto" style:column-width="80.36mm"/>
    </style:style>
    <style:style style:name="co10" style:family="table-column">
      <style:table-column-properties fo:break-before="auto" style:column-width="12.35mm"/>
    </style:style>
    <style:style style:name="co11" style:family="table-column">
      <style:table-column-properties fo:break-before="auto" style:column-width="28.06mm"/>
    </style:style>
    <style:style style:name="co12" style:family="table-column">
      <style:table-column-properties fo:break-before="auto" style:column-width="55.12mm"/>
    </style:style>
    <style:style style:name="co13" style:family="table-column">
      <style:table-column-properties fo:break-before="auto" style:column-width="27.2mm"/>
    </style:style>
    <style:style style:name="co14" style:family="table-column">
      <style:table-column-properties fo:break-before="auto" style:column-width="20.13mm"/>
    </style:style>
    <style:style style:name="co15" style:family="table-column">
      <style:table-column-properties fo:break-before="auto" style:column-width="29.53mm"/>
    </style:style>
    <style:style style:name="co16" style:family="table-column">
      <style:table-column-properties fo:break-before="auto" style:column-width="67.13mm"/>
    </style:style>
    <style:style style:name="co17" style:family="table-column">
      <style:table-column-properties fo:break-before="auto" style:column-width="24.96mm"/>
    </style:style>
    <style:style style:name="co18" style:family="table-column">
      <style:table-column-properties fo:break-before="auto" style:column-width="24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 Leve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0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8" office:value-type="string" calcext:value-type="string">
            <text:p>Route</text:p>
          </table:table-cell>
          <table:table-cell table:style-name="ce8" office:value-type="string" calcext:value-type="string">
            <text:p>Pathway</text:p>
          </table:table-cell>
          <table:table-cell table:style-name="ce9" office:value-type="string" calcext:value-type="string">
            <text:p>StartYear</text:p>
          </table:table-cell>
          <table:table-cell table:style-name="ce9" office:value-type="string" calcext:value-type="string">
            <text:p>EndYear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Verified</text:p>
          </table:table-cell>
          <table:table-cell table:style-name="ce8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ecialism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ce10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8" office:value-type="string" calcext:value-type="string">
            <text:p>Route</text:p>
          </table:table-cell>
          <table:table-cell table:style-name="ce8" office:value-type="string" calcext:value-type="string">
            <text:p>Pathway</text:p>
          </table:table-cell>
          <table:table-cell table:style-name="ce8" office:value-type="string" calcext:value-type="string">
            <text:p>Specialisms</text:p>
          </table:table-cell>
          <table:table-cell table:style-name="ce9" office:value-type="string" calcext:value-type="string">
            <text:p>StartYear</text:p>
          </table:table-cell>
          <table:table-cell table:style-name="ce9" office:value-type="string" calcext:value-type="string">
            <text:p>EndYear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MAR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T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/>
          <table:table-cell office:value-type="string" calcext:value-type="string">
            <text:p>s08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Carpentry &amp; Joinery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last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Bricklay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ainting &amp; Decorat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Air Condition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ical and electronic equipment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otechnical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Ga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Heat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lumb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rotection System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Refrigeration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Ventila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infrastructu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Network cabl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3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Unified communication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4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support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5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string" calcext:value-type="string">
            <text:p>Data Technicia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ntal Nurs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7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pporting Healthca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8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Core/underpinn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9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A Supporting the Adult Nursing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0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B Supporting the Midwifery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C Supporting the Theatre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D Supporting the Mental Health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3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E Supporting the care of Children and Young Peopl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F Supporting the Therapy team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Optical Care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harmacy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7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Assisting with 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Dental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9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rosthetic and Orthotic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Laborator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1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Food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2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Animal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3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Metrolog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4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Retail and Commercial Banking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5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vestment Banking and Asset and Wealth Management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6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surance Practitioner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7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Compliance/Risk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8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Operations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9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Business, Finance and Employm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0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Dispute Resolu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1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Private Cli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2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Crime and the Criminal Justice System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3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Social Welfare and Immig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4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Assistant Accounta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5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oviders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12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UKPRN</text:p>
          </table:table-cell>
          <table:table-cell office:value-type="string" calcext:value-type="string">
            <text:p>Name of provider</text:p>
          </table:table-cell>
          <table:table-cell office:value-type="string" calcext:value-type="string">
            <text:p>Digital sector: Digital production, design and development T Level</text:p>
          </table:table-cell>
          <table:table-cell office:value-type="string" calcext:value-type="string">
            <text:p>Construction sector: Design, Surveying and Planning T Level</text:p>
          </table:table-cell>
          <table:table-cell office:value-type="string" calcext:value-type="string">
            <text:p>Education and Childcare sector: Education T Level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 Levels contact name</text:p>
          </table:table-cell>
          <table:table-cell office:value-type="string" calcext:value-type="string">
            <text:p>T Levels contact telephone</text:p>
          </table:table-cell>
          <table:table-cell office:value-type="string" calcext:value-type="string">
            <text:p>T Levels contact email</text:p>
          </table:table-cell>
          <table:table-cell office:value-type="string" calcext:value-type="string">
            <text:p>Onboarded by email?</text:p>
          </table:table-cell>
        </table:table-row>
        <table:table-row table:style-name="ro1">
          <table:table-cell table:style-name="ce11" office:value-type="float" office:value="10000080" calcext:value-type="float">
            <text:p>10000080</text:p>
          </table:table-cell>
          <table:table-cell office:value-type="string" calcext:value-type="string">
            <text:p>Access Creative College (Access to Music Ltd.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0612" calcext:value-type="float">
            <text:p>10000612</text:p>
          </table:table-cell>
          <table:table-cell office:value-type="string" calcext:value-type="string">
            <text:p>Bedfordshire &amp; Luton Education Business Partnership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0721" calcext:value-type="float">
            <text:p>10000721</text:p>
          </table:table-cell>
          <table:table-cell office:value-type="string" calcext:value-type="string">
            <text:p>Bishop Burton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1165" calcext:value-type="float">
            <text:p>10001165</text:p>
          </table:table-cell>
          <table:table-cell office:value-type="string" calcext:value-type="string">
            <text:p>Cardinal Newman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817" calcext:value-type="float">
            <text:p>10007817</text:p>
          </table:table-cell>
          <table:table-cell office:value-type="string" calcext:value-type="string">
            <text:p>Chichester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1446" calcext:value-type="float">
            <text:p>10001446</text:p>
          </table:table-cell>
          <table:table-cell office:value-type="string" calcext:value-type="string">
            <text:p>Cirences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4772" calcext:value-type="float">
            <text:p>10004772</text:p>
          </table:table-cell>
          <table:table-cell office:value-type="string" calcext:value-type="string">
            <text:p>City College Norwich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648" calcext:value-type="float">
            <text:p>11003648</text:p>
          </table:table-cell>
          <table:table-cell office:value-type="string" calcext:value-type="string">
            <text:p>City of Stoke-on-Trent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2847" calcext:value-type="float">
            <text:p>11002847</text:p>
          </table:table-cell>
          <table:table-cell office:value-type="string" calcext:value-type="string">
            <text:p>Cranford Communit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924" calcext:value-type="float">
            <text:p>10007924</text:p>
          </table:table-cell>
          <table:table-cell office:value-type="string" calcext:value-type="string">
            <text:p>Dudley College of Technology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813" calcext:value-type="float">
            <text:p>11000813</text:p>
          </table:table-cell>
          <table:table-cell office:value-type="string" calcext:value-type="string">
            <text:p>Durham Sixth Form Centr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2130" calcext:value-type="float">
            <text:p>10002130</text:p>
          </table:table-cell>
          <table:table-cell office:value-type="string" calcext:value-type="string">
            <text:p>East Sussex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928" calcext:value-type="float">
            <text:p>10007928</text:p>
          </table:table-cell>
          <table:table-cell office:value-type="string" calcext:value-type="string">
            <text:p>Fareham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2412" calcext:value-type="float">
            <text:p>10002412</text:p>
          </table:table-cell>
          <table:table-cell office:value-type="string" calcext:value-type="string">
            <text:p>Farnborough College of Techn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2638" calcext:value-type="float">
            <text:p>10002638</text:p>
          </table:table-cell>
          <table:table-cell office:value-type="string" calcext:value-type="string">
            <text:p>Gateshead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938" calcext:value-type="float">
            <text:p>10007938</text:p>
          </table:table-cell>
          <table:table-cell office:value-type="string" calcext:value-type="string">
            <text:p>Grimsby Institute of Further &amp; Higher Education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732" calcext:value-type="float">
            <text:p>11000732</text:p>
          </table:table-cell>
          <table:table-cell office:value-type="string" calcext:value-type="string">
            <text:p>HCU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9254" calcext:value-type="float">
            <text:p>11009254</text:p>
          </table:table-cell>
          <table:table-cell office:value-type="string" calcext:value-type="string">
            <text:p>La Retraite RC Girls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5738" calcext:value-type="float">
            <text:p>11005738</text:p>
          </table:table-cell>
          <table:table-cell office:value-type="string" calcext:value-type="string">
            <text:p>Lordswood Girls’ School &amp; Sixth Form Cent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4552" calcext:value-type="float">
            <text:p>10004552</text:p>
          </table:table-cell>
          <table:table-cell office:value-type="string" calcext:value-type="string">
            <text:p>Nelson and Coln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827" calcext:value-type="float">
            <text:p>11003827</text:p>
          </table:table-cell>
          <table:table-cell office:value-type="string" calcext:value-type="string">
            <text:p>Notre Dame Catholic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483" calcext:value-type="float">
            <text:p>11005483</text:p>
          </table:table-cell>
          <table:table-cell office:value-type="string" calcext:value-type="string">
            <text:p>Oldham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398" calcext:value-type="float">
            <text:p>11005398</text:p>
          </table:table-cell>
          <table:table-cell office:value-type="string" calcext:value-type="string">
            <text:p>Painsley Catholic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5072" calcext:value-type="float">
            <text:p>10005072</text:p>
          </table:table-cell>
          <table:table-cell office:value-type="string" calcext:value-type="string">
            <text:p>Peter Symonds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5206" calcext:value-type="float">
            <text:p>10005206</text:p>
          </table:table-cell>
          <table:table-cell office:value-type="string" calcext:value-type="string">
            <text:p>Priestle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5575" calcext:value-type="float">
            <text:p>10005575</text:p>
          </table:table-cell>
          <table:table-cell office:value-type="string" calcext:value-type="string">
            <text:p>Runshaw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9090" calcext:value-type="float">
            <text:p>11009090</text:p>
          </table:table-cell>
          <table:table-cell office:value-type="string" calcext:value-type="string">
            <text:p>Salesian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5669" calcext:value-type="float">
            <text:p>10005669</text:p>
          </table:table-cell>
          <table:table-cell office:value-type="string" calcext:value-type="string">
            <text:p>Sandwell Academ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5810" calcext:value-type="float">
            <text:p>10005810</text:p>
          </table:table-cell>
          <table:table-cell office:value-type="string" calcext:value-type="string">
            <text:p>Shipley College of Further 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36413" calcext:value-type="float">
            <text:p>10036413</text:p>
          </table:table-cell>
          <table:table-cell office:value-type="string" calcext:value-type="string">
            <text:p>St Thomas More Catholic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6378" calcext:value-type="float">
            <text:p>10006378</text:p>
          </table:table-cell>
          <table:table-cell office:value-type="string" calcext:value-type="string">
            <text:p>Strod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6398" calcext:value-type="float">
            <text:p>10006398</text:p>
          </table:table-cell>
          <table:table-cell office:value-type="string" calcext:value-type="string">
            <text:p>Suffolk New Colle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1550" calcext:value-type="float">
            <text:p>10001550</text:p>
          </table:table-cell>
          <table:table-cell office:value-type="string" calcext:value-type="string">
            <text:p>The College of Richard Colly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1237" calcext:value-type="float">
            <text:p>11001237</text:p>
          </table:table-cell>
          <table:table-cell office:value-type="string" calcext:value-type="string">
            <text:p>The Leigh UTC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0236" calcext:value-type="float">
            <text:p>11000236</text:p>
          </table:table-cell>
          <table:table-cell office:value-type="string" calcext:value-type="string">
            <text:p>Thorpe St Andrew School and Sixth F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063" calcext:value-type="float">
            <text:p>10007063</text:p>
          </table:table-cell>
          <table:table-cell office:value-type="string" calcext:value-type="string">
            <text:p>Truro and Penwith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0712" calcext:value-type="float">
            <text:p>10000712</text:p>
          </table:table-cell>
          <table:table-cell office:value-type="string" calcext:value-type="string">
            <text:p>University College Birmingham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4378" calcext:value-type="float">
            <text:p>11004378</text:p>
          </table:table-cell>
          <table:table-cell office:value-type="string" calcext:value-type="string">
            <text:p>Ursuline High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2387" calcext:value-type="float">
            <text:p>11002387</text:p>
          </table:table-cell>
          <table:table-cell office:value-type="string" calcext:value-type="string">
            <text:p>Walsall Studio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7459" calcext:value-type="float">
            <text:p>10007459</text:p>
          </table:table-cell>
          <table:table-cell office:value-type="string" calcext:value-type="string">
            <text:p>Weston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udents" table:style-name="ta1">
        <table:table-column table:style-name="co11" table:default-cell-style-name="ce6"/>
        <table:table-column table:style-name="co3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UL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vider UKPR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</table:table-row>
        <table:table-row table:style-name="ro1">
          <table:table-cell table:style-name="ce7" office:value-type="float" office:value="1000262692" calcext:value-type="float">
            <text:p>100026269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ckerley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office:value-type="string" calcext:value-type="string">
            <text:p>01835 703597</text:p>
          </table:table-cell>
          <table:table-cell table:formula="of:=COM.MICROSOFT.CONCAT([.B2];&quot;.&quot;;[.C2];&quot;@academic.ac.uk&quot;)" office:value-type="string" office:string-value="Henry.Ackerley@academic.ac.uk" calcext:value-type="string">
            <text:p>Henry.Ackerley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6589" calcext:value-type="float">
            <text:p>1000696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office:value-type="string" calcext:value-type="string">
            <text:p>01937 864715</text:p>
          </table:table-cell>
          <table:table-cell table:formula="of:=COM.MICROSOFT.CONCAT([.B3];&quot;.&quot;;[.C3];&quot;@academic.ac.uk&quot;)" office:value-type="string" office:string-value="John.Addison@academic.ac.uk" calcext:value-type="string">
            <text:p>John.Addiso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2071" calcext:value-type="float">
            <text:p>100091207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office:value-type="string" calcext:value-type="string">
            <text:p>01347 368222</text:p>
          </table:table-cell>
          <table:table-cell table:formula="of:=COM.MICROSOFT.CONCAT([.B4];&quot;.&quot;;[.C4];&quot;@academic.ac.uk&quot;)" office:value-type="string" office:string-value="David.Adolf@academic.ac.uk" calcext:value-type="string">
            <text:p>David.Adolf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7085" calcext:value-type="float">
            <text:p>1000557085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itchison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office:value-type="string" calcext:value-type="string">
            <text:p>01912 771311</text:p>
          </table:table-cell>
          <table:table-cell table:formula="of:=COM.MICROSOFT.CONCAT([.B5];&quot;.&quot;;[.C5];&quot;@academic.ac.uk&quot;)" office:value-type="string" office:string-value="George.Aitchison@academic.ac.uk" calcext:value-type="string">
            <text:p>George.Aitchiso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2553" calcext:value-type="float">
            <text:p>1000582553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office:value-type="string" calcext:value-type="string">
            <text:p>01547 429341</text:p>
          </table:table-cell>
          <table:table-cell table:formula="of:=COM.MICROSOFT.CONCAT([.B6];&quot;.&quot;;[.C6];&quot;@academic.ac.uk&quot;)" office:value-type="string" office:string-value="Shah.Ali@academic.ac.uk" calcext:value-type="string">
            <text:p>Shah.Ali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377" calcext:value-type="float">
            <text:p>1000442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office:value-type="string" calcext:value-type="string">
            <text:p>01969 886290</text:p>
          </table:table-cell>
          <table:table-cell table:formula="of:=COM.MICROSOFT.CONCAT([.B7];&quot;.&quot;;[.C7];&quot;@academic.ac.uk&quot;)" office:value-type="string" office:string-value="John.Allen@academic.ac.uk" calcext:value-type="string">
            <text:p>John.Alle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811" calcext:value-type="float">
            <text:p>1000913811</text:p>
          </table:table-cell>
          <table:table-cell office:value-type="string" calcext:value-type="string">
            <text:p>Faheem</text:p>
          </table:table-cell>
          <table:table-cell office:value-type="string" calcext:value-type="string">
            <text:p>Anwar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office:value-type="string" calcext:value-type="string">
            <text:p>01865 582516</text:p>
          </table:table-cell>
          <table:table-cell table:formula="of:=COM.MICROSOFT.CONCAT([.B8];&quot;.&quot;;[.C8];&quot;@academic.ac.uk&quot;)" office:value-type="string" office:string-value="Faheem.Anwar@academic.ac.uk" calcext:value-type="string">
            <text:p>Faheem.Anwar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671" calcext:value-type="float">
            <text:p>100070267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office:value-type="string" calcext:value-type="string">
            <text:p>01746 394243</text:p>
          </table:table-cell>
          <table:table-cell table:formula="of:=COM.MICROSOFT.CONCAT([.B9];&quot;.&quot;;[.C9];&quot;@academic.ac.uk&quot;)" office:value-type="string" office:string-value="Richard.Armstrong@academic.ac.uk" calcext:value-type="string">
            <text:p>Richard.Armstrong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9177" calcext:value-type="float">
            <text:p>100096917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office:value-type="string" calcext:value-type="string">
            <text:p>01907 538509</text:p>
          </table:table-cell>
          <table:table-cell table:formula="of:=COM.MICROSOFT.CONCAT([.B10];&quot;.&quot;;[.C10];&quot;@academic.ac.uk&quot;)" office:value-type="string" office:string-value="Richard.Arnold@academic.ac.uk" calcext:value-type="string">
            <text:p>Richard.Arnold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4992" calcext:value-type="float">
            <text:p>10007849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tley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office:value-type="string" calcext:value-type="string">
            <text:p>01903 649460</text:p>
          </table:table-cell>
          <table:table-cell table:formula="of:=COM.MICROSOFT.CONCAT([.B11];&quot;.&quot;;[.C11];&quot;@academic.ac.uk&quot;)" office:value-type="string" office:string-value="Adam.Astley@academic.ac.uk" calcext:value-type="string">
            <text:p>Adam.Astley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5889" calcext:value-type="float">
            <text:p>100011588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office:value-type="string" calcext:value-type="string">
            <text:p>01630 202053</text:p>
          </table:table-cell>
          <table:table-cell table:formula="of:=COM.MICROSOFT.CONCAT([.B12];&quot;.&quot;;[.C12];&quot;@academic.ac.uk&quot;)" office:value-type="string" office:string-value="Luke.Atkinson@academic.ac.uk" calcext:value-type="string">
            <text:p>Luke.Atkinso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3365" calcext:value-type="float">
            <text:p>100017336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office:value-type="string" calcext:value-type="string">
            <text:p>01276 816806</text:p>
          </table:table-cell>
          <table:table-cell table:formula="of:=COM.MICROSOFT.CONCAT([.B13];&quot;.&quot;;[.C13];&quot;@academic.ac.uk&quot;)" office:value-type="string" office:string-value="Paul.Austen@academic.ac.uk" calcext:value-type="string">
            <text:p>Paul.Auste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0234" calcext:value-type="float">
            <text:p>1000300234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office:value-type="string" calcext:value-type="string">
            <text:p>01625 932209</text:p>
          </table:table-cell>
          <table:table-cell table:formula="of:=COM.MICROSOFT.CONCAT([.B14];&quot;.&quot;;[.C14];&quot;@academic.ac.uk&quot;)" office:value-type="string" office:string-value="Marian.Bainbridge@academic.ac.uk" calcext:value-type="string">
            <text:p>Marian.Bainbridge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5891" calcext:value-type="float">
            <text:p>1000565891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office:value-type="string" calcext:value-type="string">
            <text:p>01874 856950</text:p>
          </table:table-cell>
          <table:table-cell table:formula="of:=COM.MICROSOFT.CONCAT([.B15];&quot;.&quot;;[.C15];&quot;@academic.ac.uk&quot;)" office:value-type="string" office:string-value="Julie.Bakewell@academic.ac.uk" calcext:value-type="string">
            <text:p>Julie.Bakewell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8055" calcext:value-type="float">
            <text:p>1000538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office:value-type="string" calcext:value-type="string">
            <text:p>01976 755279</text:p>
          </table:table-cell>
          <table:table-cell table:formula="of:=COM.MICROSOFT.CONCAT([.B16];&quot;.&quot;;[.C16];&quot;@academic.ac.uk&quot;)" office:value-type="string" office:string-value="John.Barnard@academic.ac.uk" calcext:value-type="string">
            <text:p>John.Barnard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1970" calcext:value-type="float">
            <text:p>1000371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office:value-type="string" calcext:value-type="string">
            <text:p>01967 580851</text:p>
          </table:table-cell>
          <table:table-cell table:formula="of:=COM.MICROSOFT.CONCAT([.B17];&quot;.&quot;;[.C17];&quot;@academic.ac.uk&quot;)" office:value-type="string" office:string-value="John.Barron@academic.ac.uk" calcext:value-type="string">
            <text:p>John.Barro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20584" calcext:value-type="float">
            <text:p>1000820584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Bassil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office:value-type="string" calcext:value-type="string">
            <text:p>01326 532337</text:p>
          </table:table-cell>
          <table:table-cell table:formula="of:=COM.MICROSOFT.CONCAT([.B18];&quot;.&quot;;[.C18];&quot;@academic.ac.uk&quot;)" office:value-type="string" office:string-value="Gillian.Bassil@academic.ac.uk" calcext:value-type="string">
            <text:p>Gillian.Bassil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1869" calcext:value-type="float">
            <text:p>100011186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office:value-type="string" calcext:value-type="string">
            <text:p>01253 528327</text:p>
          </table:table-cell>
          <table:table-cell table:formula="of:=COM.MICROSOFT.CONCAT([.B19];&quot;.&quot;;[.C19];&quot;@academic.ac.uk&quot;)" office:value-type="string" office:string-value="Angela.Bate@academic.ac.uk" calcext:value-type="string">
            <text:p>Angela.Bate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9079" calcext:value-type="float">
            <text:p>1000719079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office:value-type="string" calcext:value-type="string">
            <text:p>01719 831436</text:p>
          </table:table-cell>
          <table:table-cell table:formula="of:=COM.MICROSOFT.CONCAT([.B20];&quot;.&quot;;[.C20];&quot;@academic.ac.uk&quot;)" office:value-type="string" office:string-value="Frederick.Beckley@academic.ac.uk" calcext:value-type="string">
            <text:p>Frederick.Beckley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6762" calcext:value-type="float">
            <text:p>100013676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office:value-type="string" calcext:value-type="string">
            <text:p>01578 287816</text:p>
          </table:table-cell>
          <table:table-cell table:formula="of:=COM.MICROSOFT.CONCAT([.B21];&quot;.&quot;;[.C21];&quot;@academic.ac.uk&quot;)" office:value-type="string" office:string-value="Chris.Bell@academic.ac.uk" calcext:value-type="string">
            <text:p>Chris.Bell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21033" calcext:value-type="float">
            <text:p>100092103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office:value-type="string" calcext:value-type="string">
            <text:p>01842 767201</text:p>
          </table:table-cell>
          <table:table-cell table:formula="of:=COM.MICROSOFT.CONCAT([.B22];&quot;.&quot;;[.C22];&quot;@academic.ac.uk&quot;)" office:value-type="string" office:string-value="Russell.Bell@academic.ac.uk" calcext:value-type="string">
            <text:p>Russell.Bell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1724" calcext:value-type="float">
            <text:p>1000721724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office:value-type="string" calcext:value-type="string">
            <text:p>01552 709248</text:p>
          </table:table-cell>
          <table:table-cell table:formula="of:=COM.MICROSOFT.CONCAT([.B23];&quot;.&quot;;[.C23];&quot;@academic.ac.uk&quot;)" office:value-type="string" office:string-value="Lucy.Bird@academic.ac.uk" calcext:value-type="string">
            <text:p>Lucy.Bird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45286" calcext:value-type="float">
            <text:p>1000545286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loodworth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office:value-type="string" calcext:value-type="string">
            <text:p>01677 684257</text:p>
          </table:table-cell>
          <table:table-cell table:formula="of:=COM.MICROSOFT.CONCAT([.B24];&quot;.&quot;;[.C24];&quot;@academic.ac.uk&quot;)" office:value-type="string" office:string-value="Graham.Bloodworth@academic.ac.uk" calcext:value-type="string">
            <text:p>Graham.Bloodworth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99062" calcext:value-type="float">
            <text:p>100029906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office:value-type="string" calcext:value-type="string">
            <text:p>01217 342071</text:p>
          </table:table-cell>
          <table:table-cell table:formula="of:=COM.MICROSOFT.CONCAT([.B25];&quot;.&quot;;[.C25];&quot;@academic.ac.uk&quot;)" office:value-type="string" office:string-value="Mark.Booth@academic.ac.uk" calcext:value-type="string">
            <text:p>Mark.Booth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7851" calcext:value-type="float">
            <text:p>100091785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office:value-type="string" calcext:value-type="string">
            <text:p>01473 229124</text:p>
          </table:table-cell>
          <table:table-cell table:formula="of:=COM.MICROSOFT.CONCAT([.B26];&quot;.&quot;;[.C26];&quot;@academic.ac.uk&quot;)" office:value-type="string" office:string-value="Martin.Bowman@academic.ac.uk" calcext:value-type="string">
            <text:p>Martin.Bowman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455" calcext:value-type="float">
            <text:p>100044245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oxell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office:value-type="string" calcext:value-type="string">
            <text:p>01230 623547</text:p>
          </table:table-cell>
          <table:table-cell table:formula="of:=COM.MICROSOFT.CONCAT([.B27];&quot;.&quot;;[.C27];&quot;@academic.ac.uk&quot;)" office:value-type="string" office:string-value="Stephen.Boxell@academic.ac.uk" calcext:value-type="string">
            <text:p>Stephen.Boxell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6476" calcext:value-type="float">
            <text:p>1000196476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office:value-type="string" calcext:value-type="string">
            <text:p>01781 827317</text:p>
          </table:table-cell>
          <table:table-cell table:formula="of:=COM.MICROSOFT.CONCAT([.B28];&quot;.&quot;;[.C28];&quot;@academic.ac.uk&quot;)" office:value-type="string" office:string-value="Mark.Bradford@academic.ac.uk" calcext:value-type="string">
            <text:p>Mark.Bradford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748" calcext:value-type="float">
            <text:p>100091374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Branton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office:value-type="string" calcext:value-type="string">
            <text:p>01866 248660</text:p>
          </table:table-cell>
          <table:table-cell table:formula="of:=COM.MICROSOFT.CONCAT([.B29];&quot;.&quot;;[.C29];&quot;@academic.ac.uk&quot;)" office:value-type="string" office:string-value="Ian.Branton@academic.ac.uk" calcext:value-type="string">
            <text:p>Ian.Branton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3342" calcext:value-type="float">
            <text:p>1000433342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office:value-type="string" calcext:value-type="string">
            <text:p>01541 802635</text:p>
          </table:table-cell>
          <table:table-cell table:formula="of:=COM.MICROSOFT.CONCAT([.B30];&quot;.&quot;;[.C30];&quot;@academic.ac.uk&quot;)" office:value-type="string" office:string-value="Diane.Brooks@academic.ac.uk" calcext:value-type="string">
            <text:p>Diane.Brooks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2631" calcext:value-type="float">
            <text:p>100065263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office:value-type="string" calcext:value-type="string">
            <text:p>01857 864722</text:p>
          </table:table-cell>
          <table:table-cell table:formula="of:=COM.MICROSOFT.CONCAT([.B31];&quot;.&quot;;[.C31];&quot;@academic.ac.uk&quot;)" office:value-type="string" office:string-value="Patricia.Brothers@academic.ac.uk" calcext:value-type="string">
            <text:p>Patricia.Brothers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4240" calcext:value-type="float">
            <text:p>100053424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office:value-type="string" calcext:value-type="string">
            <text:p>01243 678286</text:p>
          </table:table-cell>
          <table:table-cell table:formula="of:=COM.MICROSOFT.CONCAT([.B32];&quot;.&quot;;[.C32];&quot;@academic.ac.uk&quot;)" office:value-type="string" office:string-value="Gordon.Brown@academic.ac.uk" calcext:value-type="string">
            <text:p>Gordon.Brown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3601" calcext:value-type="float">
            <text:p>100086360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office:value-type="string" calcext:value-type="string">
            <text:p>01400 269033</text:p>
          </table:table-cell>
          <table:table-cell table:formula="of:=COM.MICROSOFT.CONCAT([.B33];&quot;.&quot;;[.C33];&quot;@academic.ac.uk&quot;)" office:value-type="string" office:string-value="Richard.Bryant@academic.ac.uk" calcext:value-type="string">
            <text:p>Richard.Bryant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15532" calcext:value-type="float">
            <text:p>1000315532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office:value-type="string" calcext:value-type="string">
            <text:p>01702 725589</text:p>
          </table:table-cell>
          <table:table-cell table:formula="of:=COM.MICROSOFT.CONCAT([.B34];&quot;.&quot;;[.C34];&quot;@academic.ac.uk&quot;)" office:value-type="string" office:string-value="Gail.Buckler@academic.ac.uk" calcext:value-type="string">
            <text:p>Gail.Buckler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7915" calcext:value-type="float">
            <text:p>1000867915</text:p>
          </table:table-cell>
          <table:table-cell office:value-type="string" calcext:value-type="string">
            <text:p>Aliste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office:value-type="string" calcext:value-type="string">
            <text:p>01462 648669</text:p>
          </table:table-cell>
          <table:table-cell table:formula="of:=COM.MICROSOFT.CONCAT([.B35];&quot;.&quot;;[.C35];&quot;@academic.ac.uk&quot;)" office:value-type="string" office:string-value="Alister.Cairns@academic.ac.uk" calcext:value-type="string">
            <text:p>Alister.Cairns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7830" calcext:value-type="float">
            <text:p>1000467830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office:value-type="string" calcext:value-type="string">
            <text:p>01235 647932</text:p>
          </table:table-cell>
          <table:table-cell table:formula="of:=COM.MICROSOFT.CONCAT([.B36];&quot;.&quot;;[.C36];&quot;@academic.ac.uk&quot;)" office:value-type="string" office:string-value="Melissa.Campbell@academic.ac.uk" calcext:value-type="string">
            <text:p>Melissa.Campbell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894" calcext:value-type="float">
            <text:p>1000138894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office:value-type="string" calcext:value-type="string">
            <text:p>01662 114247</text:p>
          </table:table-cell>
          <table:table-cell table:formula="of:=COM.MICROSOFT.CONCAT([.B37];&quot;.&quot;;[.C37];&quot;@academic.ac.uk&quot;)" office:value-type="string" office:string-value="Amanda.Carmichael@academic.ac.uk" calcext:value-type="string">
            <text:p>Amanda.Carmichael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5755" calcext:value-type="float">
            <text:p>100098575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office:value-type="string" calcext:value-type="string">
            <text:p>01407 866759</text:p>
          </table:table-cell>
          <table:table-cell table:formula="of:=COM.MICROSOFT.CONCAT([.B38];&quot;.&quot;;[.C38];&quot;@academic.ac.uk&quot;)" office:value-type="string" office:string-value="Peter.Carpenter@academic.ac.uk" calcext:value-type="string">
            <text:p>Peter.Carpenter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558" calcext:value-type="float">
            <text:p>100071855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office:value-type="string" calcext:value-type="string">
            <text:p>01822 563044</text:p>
          </table:table-cell>
          <table:table-cell table:formula="of:=COM.MICROSOFT.CONCAT([.B39];&quot;.&quot;;[.C39];&quot;@academic.ac.uk&quot;)" office:value-type="string" office:string-value="William.Carroll@academic.ac.uk" calcext:value-type="string">
            <text:p>William.Carroll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9294" calcext:value-type="float">
            <text:p>1000259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ristison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office:value-type="string" calcext:value-type="string">
            <text:p>01327 770774</text:p>
          </table:table-cell>
          <table:table-cell table:formula="of:=COM.MICROSOFT.CONCAT([.B40];&quot;.&quot;;[.C40];&quot;@academic.ac.uk&quot;)" office:value-type="string" office:string-value="Mark.Christison@academic.ac.uk" calcext:value-type="string">
            <text:p>Mark.Christiso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97316" calcext:value-type="float">
            <text:p>1000497316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office:value-type="string" calcext:value-type="string">
            <text:p>01483 418969</text:p>
          </table:table-cell>
          <table:table-cell table:formula="of:=COM.MICROSOFT.CONCAT([.B41];&quot;.&quot;;[.C41];&quot;@academic.ac.uk&quot;)" office:value-type="string" office:string-value="Neil.Clarke@academic.ac.uk" calcext:value-type="string">
            <text:p>Neil.Clarke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6558" calcext:value-type="float">
            <text:p>1000386558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office:value-type="string" calcext:value-type="string">
            <text:p>01709 854691</text:p>
          </table:table-cell>
          <table:table-cell table:formula="of:=COM.MICROSOFT.CONCAT([.B42];&quot;.&quot;;[.C42];&quot;@academic.ac.uk&quot;)" office:value-type="string" office:string-value="Mp.Clay@academic.ac.uk" calcext:value-type="string">
            <text:p>Mp.Clay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1545" calcext:value-type="float">
            <text:p>100051154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office:value-type="string" calcext:value-type="string">
            <text:p>01609 882184</text:p>
          </table:table-cell>
          <table:table-cell table:formula="of:=COM.MICROSOFT.CONCAT([.B43];&quot;.&quot;;[.C43];&quot;@academic.ac.uk&quot;)" office:value-type="string" office:string-value="Stephen.Coles@academic.ac.uk" calcext:value-type="string">
            <text:p>Stephen.Coles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2165" calcext:value-type="float">
            <text:p>100084216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office:value-type="string" calcext:value-type="string">
            <text:p>01693 310794</text:p>
          </table:table-cell>
          <table:table-cell table:formula="of:=COM.MICROSOFT.CONCAT([.B44];&quot;.&quot;;[.C44];&quot;@academic.ac.uk&quot;)" office:value-type="string" office:string-value="Charles.Collins@academic.ac.uk" calcext:value-type="string">
            <text:p>Charles.Collins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5050" calcext:value-type="float">
            <text:p>1000155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office:value-type="string" calcext:value-type="string">
            <text:p>01891 702579</text:p>
          </table:table-cell>
          <table:table-cell table:formula="of:=COM.MICROSOFT.CONCAT([.B45];&quot;.&quot;;[.C45];&quot;@academic.ac.uk&quot;)" office:value-type="string" office:string-value="Roger.Cooke@academic.ac.uk" calcext:value-type="string">
            <text:p>Roger.Cooke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3211" calcext:value-type="float">
            <text:p>1000283211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office:value-type="string" calcext:value-type="string">
            <text:p>01850 347846</text:p>
          </table:table-cell>
          <table:table-cell table:formula="of:=COM.MICROSOFT.CONCAT([.B46];&quot;.&quot;;[.C46];&quot;@academic.ac.uk&quot;)" office:value-type="string" office:string-value="Jane.Cowan@academic.ac.uk" calcext:value-type="string">
            <text:p>Jane.Cowa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2062" calcext:value-type="float">
            <text:p>100086206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office:value-type="string" calcext:value-type="string">
            <text:p>01420 307327</text:p>
          </table:table-cell>
          <table:table-cell table:formula="of:=COM.MICROSOFT.CONCAT([.B47];&quot;.&quot;;[.C47];&quot;@academic.ac.uk&quot;)" office:value-type="string" office:string-value="Sarah.Coyle@academic.ac.uk" calcext:value-type="string">
            <text:p>Sarah.Coyle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33136" calcext:value-type="float">
            <text:p>1000333136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roft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office:value-type="string" calcext:value-type="string">
            <text:p>01567 296442</text:p>
          </table:table-cell>
          <table:table-cell table:formula="of:=COM.MICROSOFT.CONCAT([.B48];&quot;.&quot;;[.C48];&quot;@academic.ac.uk&quot;)" office:value-type="string" office:string-value="Amanda.Croft@academic.ac.uk" calcext:value-type="string">
            <text:p>Amanda.Croft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2848" calcext:value-type="float">
            <text:p>1000522848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office:value-type="string" calcext:value-type="string">
            <text:p>01607 269930</text:p>
          </table:table-cell>
          <table:table-cell table:formula="of:=COM.MICROSOFT.CONCAT([.B49];&quot;.&quot;;[.C49];&quot;@academic.ac.uk&quot;)" office:value-type="string" office:string-value="Nigel.Crowder@academic.ac.uk" calcext:value-type="string">
            <text:p>Nigel.Crowder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1158" calcext:value-type="float">
            <text:p>100017115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office:value-type="string" calcext:value-type="string">
            <text:p>01386 981141</text:p>
          </table:table-cell>
          <table:table-cell table:formula="of:=COM.MICROSOFT.CONCAT([.B50];&quot;.&quot;;[.C50];&quot;@academic.ac.uk&quot;)" office:value-type="string" office:string-value="Susan.Cully@academic.ac.uk" calcext:value-type="string">
            <text:p>Susan.Cully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3825" calcext:value-type="float">
            <text:p>100038382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office:value-type="string" calcext:value-type="string">
            <text:p>01260 641258</text:p>
          </table:table-cell>
          <table:table-cell table:formula="of:=COM.MICROSOFT.CONCAT([.B51];&quot;.&quot;;[.C51];&quot;@academic.ac.uk&quot;)" office:value-type="string" office:string-value="Gregory.Dalton@academic.ac.uk" calcext:value-type="string">
            <text:p>Gregory.Dalto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499" calcext:value-type="float">
            <text:p>100067449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Davison</text:p>
          </table:table-cell>
          <table:table-cell office:value-type="string" calcext:value-type="string">
            <text:p>4 Burn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es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9 1AE</text:p>
          </table:table-cell>
          <table:table-cell office:value-type="string" calcext:value-type="string">
            <text:p>01543 198690</text:p>
          </table:table-cell>
          <table:table-cell table:formula="of:=COM.MICROSOFT.CONCAT([.B52];&quot;.&quot;;[.C52];&quot;@academic.ac.uk&quot;)" office:value-type="string" office:string-value="Peter.Davison@academic.ac.uk" calcext:value-type="string">
            <text:p>Peter.Daviso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6704" calcext:value-type="float">
            <text:p>1000666704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95 Den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lla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8 2NB</text:p>
          </table:table-cell>
          <table:table-cell office:value-type="string" calcext:value-type="string">
            <text:p>01355 500797</text:p>
          </table:table-cell>
          <table:table-cell table:formula="of:=COM.MICROSOFT.CONCAT([.B53];&quot;.&quot;;[.C53];&quot;@academic.ac.uk&quot;)" office:value-type="string" office:string-value="Alan.Dean@academic.ac.uk" calcext:value-type="string">
            <text:p>Alan.Dea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857" calcext:value-type="float">
            <text:p>1000899857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5 Chadwick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geler Community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A44 5HF</text:p>
          </table:table-cell>
          <table:table-cell office:value-type="string" calcext:value-type="string">
            <text:p>01252 621329</text:p>
          </table:table-cell>
          <table:table-cell table:formula="of:=COM.MICROSOFT.CONCAT([.B54];&quot;.&quot;;[.C54];&quot;@academic.ac.uk&quot;)" office:value-type="string" office:string-value="Patricia.Dow@academic.ac.uk" calcext:value-type="string">
            <text:p>Patricia.Dow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67364" calcext:value-type="float">
            <text:p>1000367364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Earnshaw</text:p>
          </table:table-cell>
          <table:table-cell office:value-type="string" calcext:value-type="string">
            <text:p>67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ckl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4 6RQ</text:p>
          </table:table-cell>
          <table:table-cell office:value-type="string" calcext:value-type="string">
            <text:p>01712 135466</text:p>
          </table:table-cell>
          <table:table-cell table:formula="of:=COM.MICROSOFT.CONCAT([.B55];&quot;.&quot;;[.C55];&quot;@academic.ac.uk&quot;)" office:value-type="string" office:string-value="Debra.Earnshaw@academic.ac.uk" calcext:value-type="string">
            <text:p>Debra.Earnshaw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2413" calcext:value-type="float">
            <text:p>100068241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43 Williamson St #79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ds Ward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0 7HB</text:p>
          </table:table-cell>
          <table:table-cell office:value-type="string" calcext:value-type="string">
            <text:p>01469 300335</text:p>
          </table:table-cell>
          <table:table-cell table:formula="of:=COM.MICROSOFT.CONCAT([.B56];&quot;.&quot;;[.C56];&quot;@academic.ac.uk&quot;)" office:value-type="string" office:string-value="Steven.Edge@academic.ac.uk" calcext:value-type="string">
            <text:p>Steven.Edge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6472" calcext:value-type="float">
            <text:p>100076647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5 How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6NF</text:p>
          </table:table-cell>
          <table:table-cell office:value-type="string" calcext:value-type="string">
            <text:p>01428 343825</text:p>
          </table:table-cell>
          <table:table-cell table:formula="of:=COM.MICROSOFT.CONCAT([.B57];&quot;.&quot;;[.C57];&quot;@academic.ac.uk&quot;)" office:value-type="string" office:string-value="Paul.Ellison@academic.ac.uk" calcext:value-type="string">
            <text:p>Paul.Ellis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7582" calcext:value-type="float">
            <text:p>10007275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7 Cheapside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Iv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4 5PA</text:p>
          </table:table-cell>
          <table:table-cell office:value-type="string" calcext:value-type="string">
            <text:p>01770 129032</text:p>
          </table:table-cell>
          <table:table-cell table:formula="of:=COM.MICROSOFT.CONCAT([.B58];&quot;.&quot;;[.C58];&quot;@academic.ac.uk&quot;)" office:value-type="string" office:string-value="Luke.Fallon@academic.ac.uk" calcext:value-type="string">
            <text:p>Luke.Fall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8304" calcext:value-type="float">
            <text:p>1000588304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85 Bridgewa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4 7BP</text:p>
          </table:table-cell>
          <table:table-cell office:value-type="string" calcext:value-type="string">
            <text:p>01689 253476</text:p>
          </table:table-cell>
          <table:table-cell table:formula="of:=COM.MICROSOFT.CONCAT([.B59];&quot;.&quot;;[.C59];&quot;@academic.ac.uk&quot;)" office:value-type="string" office:string-value="Hazel.Fleming@academic.ac.uk" calcext:value-type="string">
            <text:p>Hazel.Fleming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5394" calcext:value-type="float">
            <text:p>1000305394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763 Park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on Canes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9RH</text:p>
          </table:table-cell>
          <table:table-cell office:value-type="string" calcext:value-type="string">
            <text:p>01823 383806</text:p>
          </table:table-cell>
          <table:table-cell table:formula="of:=COM.MICROSOFT.CONCAT([.B60];&quot;.&quot;;[.C60];&quot;@academic.ac.uk&quot;)" office:value-type="string" office:string-value="Elizabeth.Foster@academic.ac.uk" calcext:value-type="string">
            <text:p>Elizabeth.Foster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8486" calcext:value-type="float">
            <text:p>1000998486</text:p>
          </table:table-cell>
          <table:table-cell office:value-type="string" calcext:value-type="string">
            <text:p>Kamma</text:p>
          </table:table-cell>
          <table:table-cell office:value-type="string" calcext:value-type="string">
            <text:p>Foulkes</text:p>
          </table:table-cell>
          <table:table-cell office:value-type="string" calcext:value-type="string">
            <text:p>662 Grove 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lwell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6 8RG</text:p>
          </table:table-cell>
          <table:table-cell office:value-type="string" calcext:value-type="string">
            <text:p>01835 634521</text:p>
          </table:table-cell>
          <table:table-cell table:formula="of:=COM.MICROSOFT.CONCAT([.B61];&quot;.&quot;;[.C61];&quot;@academic.ac.uk&quot;)" office:value-type="string" office:string-value="Kamma.Foulkes@academic.ac.uk" calcext:value-type="string">
            <text:p>Kamma.Foulke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643" calcext:value-type="float">
            <text:p>100046064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5410 Law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eorchy Community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CF42 6PL</text:p>
          </table:table-cell>
          <table:table-cell office:value-type="string" calcext:value-type="string">
            <text:p>01383 647035</text:p>
          </table:table-cell>
          <table:table-cell table:formula="of:=COM.MICROSOFT.CONCAT([.B62];&quot;.&quot;;[.C62];&quot;@academic.ac.uk&quot;)" office:value-type="string" office:string-value="Christopher.Fowler@academic.ac.uk" calcext:value-type="string">
            <text:p>Christopher.Fowler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9416" calcext:value-type="float">
            <text:p>1000359416</text:p>
          </table:table-cell>
          <table:table-cell office:value-type="string" calcext:value-type="string">
            <text:p>Ronnett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3 Augus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bury and Sheerwater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21 5QL</text:p>
          </table:table-cell>
          <table:table-cell office:value-type="string" calcext:value-type="string">
            <text:p>01670 813697</text:p>
          </table:table-cell>
          <table:table-cell table:formula="of:=COM.MICROSOFT.CONCAT([.B63];&quot;.&quot;;[.C63];&quot;@academic.ac.uk&quot;)" office:value-type="string" office:string-value="Ronnette.Francis@academic.ac.uk" calcext:value-type="string">
            <text:p>Ronnette.Franci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8107" calcext:value-type="float">
            <text:p>1000148107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476 Stark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gate Ward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1 1QW</text:p>
          </table:table-cell>
          <table:table-cell office:value-type="string" calcext:value-type="string">
            <text:p>01472 324699</text:p>
          </table:table-cell>
          <table:table-cell table:formula="of:=COM.MICROSOFT.CONCAT([.B64];&quot;.&quot;;[.C64];&quot;@academic.ac.uk&quot;)" office:value-type="string" office:string-value="Colette.Franklin@academic.ac.uk" calcext:value-type="string">
            <text:p>Colette.Frankli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7740" calcext:value-type="float">
            <text:p>100052774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6448 Tilla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isbrough and Denab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DN12 4JF</text:p>
          </table:table-cell>
          <table:table-cell office:value-type="string" calcext:value-type="string">
            <text:p>01412 528394</text:p>
          </table:table-cell>
          <table:table-cell table:formula="of:=COM.MICROSOFT.CONCAT([.B65];&quot;.&quot;;[.C65];&quot;@academic.ac.uk&quot;)" office:value-type="string" office:string-value="Carol.Freeman@academic.ac.uk" calcext:value-type="string">
            <text:p>Carol.Freema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7623" calcext:value-type="float">
            <text:p>1000847623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3055 Cres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bold and Brownsover Ward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21 1LN</text:p>
          </table:table-cell>
          <table:table-cell office:value-type="string" calcext:value-type="string">
            <text:p>01670 234959</text:p>
          </table:table-cell>
          <table:table-cell table:formula="of:=COM.MICROSOFT.CONCAT([.B66];&quot;.&quot;;[.C66];&quot;@academic.ac.uk&quot;)" office:value-type="string" office:string-value="Craig.Frost@academic.ac.uk" calcext:value-type="string">
            <text:p>Craig.Frost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0930" calcext:value-type="float">
            <text:p>1000960930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7 Jolliff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dle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CW10 9GB</text:p>
          </table:table-cell>
          <table:table-cell office:value-type="string" calcext:value-type="string">
            <text:p>01947 566661</text:p>
          </table:table-cell>
          <table:table-cell table:formula="of:=COM.MICROSOFT.CONCAT([.B67];&quot;.&quot;;[.C67];&quot;@academic.ac.uk&quot;)" office:value-type="string" office:string-value="Jon.Galloway@academic.ac.uk" calcext:value-type="string">
            <text:p>Jon.Galloway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3818" calcext:value-type="float">
            <text:p>1000153818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1175 Grei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ary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5 0ZN</text:p>
          </table:table-cell>
          <table:table-cell office:value-type="string" calcext:value-type="string">
            <text:p>01532 497454</text:p>
          </table:table-cell>
          <table:table-cell table:formula="of:=COM.MICROSOFT.CONCAT([.B68];&quot;.&quot;;[.C68];&quot;@academic.ac.uk&quot;)" office:value-type="string" office:string-value="Jennifer.Goddard@academic.ac.uk" calcext:value-type="string">
            <text:p>Jennifer.Goddard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8190" calcext:value-type="float">
            <text:p>100047819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636 Portland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sham Ward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S1 4RG</text:p>
          </table:table-cell>
          <table:table-cell office:value-type="string" calcext:value-type="string">
            <text:p>01743 977277</text:p>
          </table:table-cell>
          <table:table-cell table:formula="of:=COM.MICROSOFT.CONCAT([.B69];&quot;.&quot;;[.C69];&quot;@academic.ac.uk&quot;)" office:value-type="string" office:string-value="Ian.Good@academic.ac.uk" calcext:value-type="string">
            <text:p>Ian.Good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2265" calcext:value-type="float">
            <text:p>10004722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41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boroug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IG2 7QG</text:p>
          </table:table-cell>
          <table:table-cell office:value-type="string" calcext:value-type="string">
            <text:p>01599 245408</text:p>
          </table:table-cell>
          <table:table-cell table:formula="of:=COM.MICROSOFT.CONCAT([.B70];&quot;.&quot;;[.C70];&quot;@academic.ac.uk&quot;)" office:value-type="string" office:string-value="Andrew.Goodwin@academic.ac.uk" calcext:value-type="string">
            <text:p>Andrew.Goodwi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25347" calcext:value-type="float">
            <text:p>1000325347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Gratton</text:p>
          </table:table-cell>
          <table:table-cell office:value-type="string" calcext:value-type="string">
            <text:p>62 Margare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yal Hospit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3 4ND</text:p>
          </table:table-cell>
          <table:table-cell office:value-type="string" calcext:value-type="string">
            <text:p>01345 400452</text:p>
          </table:table-cell>
          <table:table-cell table:formula="of:=COM.MICROSOFT.CONCAT([.B71];&quot;.&quot;;[.C71];&quot;@academic.ac.uk&quot;)" office:value-type="string" office:string-value="Jodie.Gratton@academic.ac.uk" calcext:value-type="string">
            <text:p>Jodie.Gratt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0229" calcext:value-type="float">
            <text:p>1000880229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5152 Soph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stock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5 8DS</text:p>
          </table:table-cell>
          <table:table-cell office:value-type="string" calcext:value-type="string">
            <text:p>01655 519837</text:p>
          </table:table-cell>
          <table:table-cell table:formula="of:=COM.MICROSOFT.CONCAT([.B72];&quot;.&quot;;[.C72];&quot;@academic.ac.uk&quot;)" office:value-type="string" office:string-value="Diane.Grayson@academic.ac.uk" calcext:value-type="string">
            <text:p>Diane.Grays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1056" calcext:value-type="float">
            <text:p>100079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 Back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nblane and Bridge of Allan W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9 4LD</text:p>
          </table:table-cell>
          <table:table-cell office:value-type="string" calcext:value-type="string">
            <text:p>01837 530939</text:p>
          </table:table-cell>
          <table:table-cell table:formula="of:=COM.MICROSOFT.CONCAT([.B73];&quot;.&quot;;[.C73];&quot;@academic.ac.uk&quot;)" office:value-type="string" office:string-value="Jenny.Green@academic.ac.uk" calcext:value-type="string">
            <text:p>Jenny.Gree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284" calcext:value-type="float">
            <text:p>1000877284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 Gradw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mpshott War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RG22 5HA</text:p>
          </table:table-cell>
          <table:table-cell office:value-type="string" calcext:value-type="string">
            <text:p>01262 808399</text:p>
          </table:table-cell>
          <table:table-cell table:formula="of:=COM.MICROSOFT.CONCAT([.B74];&quot;.&quot;;[.C74];&quot;@academic.ac.uk&quot;)" office:value-type="string" office:string-value="Nicola.Green@academic.ac.uk" calcext:value-type="string">
            <text:p>Nicola.Gree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9255" calcext:value-type="float">
            <text:p>100044925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9205 Upper Hi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ty and Hunslet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 5QE</text:p>
          </table:table-cell>
          <table:table-cell office:value-type="string" calcext:value-type="string">
            <text:p>01350 332706</text:p>
          </table:table-cell>
          <table:table-cell table:formula="of:=COM.MICROSOFT.CONCAT([.B75];&quot;.&quot;;[.C75];&quot;@academic.ac.uk&quot;)" office:value-type="string" office:string-value="Nick.Grey@academic.ac.uk" calcext:value-type="string">
            <text:p>Nick.Grey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1378" calcext:value-type="float">
            <text:p>10008713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9 Horat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cking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26 2PN</text:p>
          </table:table-cell>
          <table:table-cell office:value-type="string" calcext:value-type="string">
            <text:p>01686 306597</text:p>
          </table:table-cell>
          <table:table-cell table:formula="of:=COM.MICROSOFT.CONCAT([.B76];&quot;.&quot;;[.C76];&quot;@academic.ac.uk&quot;)" office:value-type="string" office:string-value="Kate.Groves@academic.ac.uk" calcext:value-type="string">
            <text:p>Kate.Grove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68123" calcext:value-type="float">
            <text:p>100016812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61 Miriam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Roa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8 9BD</text:p>
          </table:table-cell>
          <table:table-cell office:value-type="string" calcext:value-type="string">
            <text:p>01537 356648</text:p>
          </table:table-cell>
          <table:table-cell table:formula="of:=COM.MICROSOFT.CONCAT([.B77];&quot;.&quot;;[.C77];&quot;@academic.ac.uk&quot;)" office:value-type="string" office:string-value="Mark.Hamilton@academic.ac.uk" calcext:value-type="string">
            <text:p>Mark.Hamilt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524" calcext:value-type="float">
            <text:p>1000760524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67 Pulfo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ittlewel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2 6NL</text:p>
          </table:table-cell>
          <table:table-cell office:value-type="string" calcext:value-type="string">
            <text:p>01388 416867</text:p>
          </table:table-cell>
          <table:table-cell table:formula="of:=COM.MICROSOFT.CONCAT([.B78];&quot;.&quot;;[.C78];&quot;@academic.ac.uk&quot;)" office:value-type="string" office:string-value="Rosemary.Hancock@academic.ac.uk" calcext:value-type="string">
            <text:p>Rosemary.Hancock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5151" calcext:value-type="float">
            <text:p>100053515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821 Pembrok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rkby Stephe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7 4RZ</text:p>
          </table:table-cell>
          <table:table-cell office:value-type="string" calcext:value-type="string">
            <text:p>01589 654152</text:p>
          </table:table-cell>
          <table:table-cell table:formula="of:=COM.MICROSOFT.CONCAT([.B79];&quot;.&quot;;[.C79];&quot;@academic.ac.uk&quot;)" office:value-type="string" office:string-value="Kate.Harman@academic.ac.uk" calcext:value-type="string">
            <text:p>Kate.Harma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2741" calcext:value-type="float">
            <text:p>1000952741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3 Al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ton Park Ward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2 9AW</text:p>
          </table:table-cell>
          <table:table-cell office:value-type="string" calcext:value-type="string">
            <text:p>01780 704167</text:p>
          </table:table-cell>
          <table:table-cell table:formula="of:=COM.MICROSOFT.CONCAT([.B80];&quot;.&quot;;[.C80];&quot;@academic.ac.uk&quot;)" office:value-type="string" office:string-value="Wendy.Harris@academic.ac.uk" calcext:value-type="string">
            <text:p>Wendy.Harri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183" calcext:value-type="float">
            <text:p>100071818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80 Morecamb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shop Aucklan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4 6NG</text:p>
          </table:table-cell>
          <table:table-cell office:value-type="string" calcext:value-type="string">
            <text:p>01355 192668</text:p>
          </table:table-cell>
          <table:table-cell table:formula="of:=COM.MICROSOFT.CONCAT([.B81];&quot;.&quot;;[.C81];&quot;@academic.ac.uk&quot;)" office:value-type="string" office:string-value="Steven.Hay@academic.ac.uk" calcext:value-type="string">
            <text:p>Steven.Hay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1972" calcext:value-type="float">
            <text:p>1000411972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7866 Renshaw St #2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4QQ</text:p>
          </table:table-cell>
          <table:table-cell office:value-type="string" calcext:value-type="string">
            <text:p>01823 526645</text:p>
          </table:table-cell>
          <table:table-cell table:formula="of:=COM.MICROSOFT.CONCAT([.B82];&quot;.&quot;;[.C82];&quot;@academic.ac.uk&quot;)" office:value-type="string" office:string-value="Phyllis.Heath@academic.ac.uk" calcext:value-type="string">
            <text:p>Phyllis.Heath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5203" calcext:value-type="float">
            <text:p>1000485203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658 Lak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me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6 0XZ</text:p>
          </table:table-cell>
          <table:table-cell office:value-type="string" calcext:value-type="string">
            <text:p>01777 469402</text:p>
          </table:table-cell>
          <table:table-cell table:formula="of:=COM.MICROSOFT.CONCAT([.B83];&quot;.&quot;;[.C83];&quot;@academic.ac.uk&quot;)" office:value-type="string" office:string-value="Stephanie.Hill@academic.ac.uk" calcext:value-type="string">
            <text:p>Stephanie.Hill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1624" calcext:value-type="float">
            <text:p>100014162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382 Redf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En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1J 0QH</text:p>
          </table:table-cell>
          <table:table-cell office:value-type="string" calcext:value-type="string">
            <text:p>01961 642757</text:p>
          </table:table-cell>
          <table:table-cell table:formula="of:=COM.MICROSOFT.CONCAT([.B84];&quot;.&quot;;[.C84];&quot;@academic.ac.uk&quot;)" office:value-type="string" office:string-value="Jennifer.Hill@academic.ac.uk" calcext:value-type="string">
            <text:p>Jennifer.Hill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06503" calcext:value-type="float">
            <text:p>100040650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45 Bidder St #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wn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N1 3HT</text:p>
          </table:table-cell>
          <table:table-cell office:value-type="string" calcext:value-type="string">
            <text:p>01367 136951</text:p>
          </table:table-cell>
          <table:table-cell table:formula="of:=COM.MICROSOFT.CONCAT([.B85];&quot;.&quot;;[.C85];&quot;@academic.ac.uk&quot;)" office:value-type="string" office:string-value="Charlotte.Hobbs@academic.ac.uk" calcext:value-type="string">
            <text:p>Charlotte.Hobb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5449" calcext:value-type="float">
            <text:p>100012544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6766 Britton St #3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mpt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3EX</text:p>
          </table:table-cell>
          <table:table-cell office:value-type="string" calcext:value-type="string">
            <text:p>01912 749219</text:p>
          </table:table-cell>
          <table:table-cell table:formula="of:=COM.MICROSOFT.CONCAT([.B86];&quot;.&quot;;[.C86];&quot;@academic.ac.uk&quot;)" office:value-type="string" office:string-value="Elizabeth.Hodgson@academic.ac.uk" calcext:value-type="string">
            <text:p>Elizabeth.Hodgs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6484" calcext:value-type="float">
            <text:p>1000966484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7 Lea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GU32 3PQ</text:p>
          </table:table-cell>
          <table:table-cell office:value-type="string" calcext:value-type="string">
            <text:p>01779 720349</text:p>
          </table:table-cell>
          <table:table-cell table:formula="of:=COM.MICROSOFT.CONCAT([.B87];&quot;.&quot;;[.C87];&quot;@academic.ac.uk&quot;)" office:value-type="string" office:string-value="Allison.Holder@academic.ac.uk" calcext:value-type="string">
            <text:p>Allison.Holder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7711" calcext:value-type="float">
            <text:p>10006677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2577 Toxteth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ver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6 7UN</text:p>
          </table:table-cell>
          <table:table-cell office:value-type="string" calcext:value-type="string">
            <text:p>01527 579687</text:p>
          </table:table-cell>
          <table:table-cell table:formula="of:=COM.MICROSOFT.CONCAT([.B88];&quot;.&quot;;[.C88];&quot;@academic.ac.uk&quot;)" office:value-type="string" office:string-value="Steven.Holmes@academic.ac.uk" calcext:value-type="string">
            <text:p>Steven.Holme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9669" calcext:value-type="float">
            <text:p>1000479669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761 Cockerell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way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11 0HE</text:p>
          </table:table-cell>
          <table:table-cell office:value-type="string" calcext:value-type="string">
            <text:p>01927 790069</text:p>
          </table:table-cell>
          <table:table-cell table:formula="of:=COM.MICROSOFT.CONCAT([.B89];&quot;.&quot;;[.C89];&quot;@academic.ac.uk&quot;)" office:value-type="string" office:string-value="Joy.Hopkins@academic.ac.uk" calcext:value-type="string">
            <text:p>Joy.Hopkin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56714" calcext:value-type="float">
            <text:p>1000756714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Horner</text:p>
          </table:table-cell>
          <table:table-cell office:value-type="string" calcext:value-type="string">
            <text:p>9 Cypres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shington East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8 9AQ</text:p>
          </table:table-cell>
          <table:table-cell office:value-type="string" calcext:value-type="string">
            <text:p>01753 784273</text:p>
          </table:table-cell>
          <table:table-cell table:formula="of:=COM.MICROSOFT.CONCAT([.B90];&quot;.&quot;;[.C90];&quot;@academic.ac.uk&quot;)" office:value-type="string" office:string-value="Derek.Horner@academic.ac.uk" calcext:value-type="string">
            <text:p>Derek.Horner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5128" calcext:value-type="float">
            <text:p>1000255128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6 Romill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kergat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6 4YH</text:p>
          </table:table-cell>
          <table:table-cell office:value-type="string" calcext:value-type="string">
            <text:p>01312 233253</text:p>
          </table:table-cell>
          <table:table-cell table:formula="of:=COM.MICROSOFT.CONCAT([.B91];&quot;.&quot;;[.C91];&quot;@academic.ac.uk&quot;)" office:value-type="string" office:string-value="Johanna.Hugo@academic.ac.uk" calcext:value-type="string">
            <text:p>Johanna.Hugo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1347" calcext:value-type="float">
            <text:p>100058134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51 St Anne St #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tfield Mortimer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3RA</text:p>
          </table:table-cell>
          <table:table-cell office:value-type="string" calcext:value-type="string">
            <text:p>01241 273991</text:p>
          </table:table-cell>
          <table:table-cell table:formula="of:=COM.MICROSOFT.CONCAT([.B92];&quot;.&quot;;[.C92];&quot;@academic.ac.uk&quot;)" office:value-type="string" office:string-value="Gary.Hutchinson@academic.ac.uk" calcext:value-type="string">
            <text:p>Gary.Hutchinso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49197" calcext:value-type="float">
            <text:p>1000649197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823 Idri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lston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16 5LG</text:p>
          </table:table-cell>
          <table:table-cell office:value-type="string" calcext:value-type="string">
            <text:p>01898 134749</text:p>
          </table:table-cell>
          <table:table-cell table:formula="of:=COM.MICROSOFT.CONCAT([.B93];&quot;.&quot;;[.C93];&quot;@academic.ac.uk&quot;)" office:value-type="string" office:string-value="Christopher.Jarvis@academic.ac.uk" calcext:value-type="string">
            <text:p>Christopher.Jarvi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6481" calcext:value-type="float">
            <text:p>1000536481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8764 Nickleby St #8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ovan Ward</text:p>
          </table:table-cell>
          <table:table-cell office:value-type="string" calcext:value-type="string">
            <text:p>Glasgow City</text:p>
          </table:table-cell>
          <table:table-cell office:value-type="string" calcext:value-type="string">
            <text:p>G51 1BQ</text:p>
          </table:table-cell>
          <table:table-cell office:value-type="string" calcext:value-type="string">
            <text:p>01478 110943</text:p>
          </table:table-cell>
          <table:table-cell table:formula="of:=COM.MICROSOFT.CONCAT([.B94];&quot;.&quot;;[.C94];&quot;@academic.ac.uk&quot;)" office:value-type="string" office:string-value="Penelope.Jones@academic.ac.uk" calcext:value-type="string">
            <text:p>Penelope.Jone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5846" calcext:value-type="float">
            <text:p>10004358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5344 Bengel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wal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4 5DR</text:p>
          </table:table-cell>
          <table:table-cell office:value-type="string" calcext:value-type="string">
            <text:p>01402 733903</text:p>
          </table:table-cell>
          <table:table-cell table:formula="of:=COM.MICROSOFT.CONCAT([.B95];&quot;.&quot;;[.C95];&quot;@academic.ac.uk&quot;)" office:value-type="string" office:string-value="Maria.Kearney@academic.ac.uk" calcext:value-type="string">
            <text:p>Maria.Kearney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3660" calcext:value-type="float">
            <text:p>100021366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8880 Great Howard St #77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29 7WD</text:p>
          </table:table-cell>
          <table:table-cell office:value-type="string" calcext:value-type="string">
            <text:p>01358 446391</text:p>
          </table:table-cell>
          <table:table-cell table:formula="of:=COM.MICROSOFT.CONCAT([.B96];&quot;.&quot;;[.C96];&quot;@academic.ac.uk&quot;)" office:value-type="string" office:string-value="Mary.Kelly@academic.ac.uk" calcext:value-type="string">
            <text:p>Mary.Kelly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960" calcext:value-type="float">
            <text:p>1000834960</text:p>
          </table:table-cell>
          <table:table-cell office:value-type="string" calcext:value-type="string">
            <text:p>Kaleem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9 Oakleig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cing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5 9BN</text:p>
          </table:table-cell>
          <table:table-cell office:value-type="string" calcext:value-type="string">
            <text:p>01448 211489</text:p>
          </table:table-cell>
          <table:table-cell table:formula="of:=COM.MICROSOFT.CONCAT([.B97];&quot;.&quot;;[.C97];&quot;@academic.ac.uk&quot;)" office:value-type="string" office:string-value="Kaleem.Khan@academic.ac.uk" calcext:value-type="string">
            <text:p>Kaleem.Kha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5228" calcext:value-type="float">
            <text:p>1000695228</text:p>
          </table:table-cell>
          <table:table-cell office:value-type="string" calcext:value-type="string">
            <text:p>Shakiel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83 Denbigh St Boot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luvia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3 7AZ</text:p>
          </table:table-cell>
          <table:table-cell office:value-type="string" calcext:value-type="string">
            <text:p>01462 474800</text:p>
          </table:table-cell>
          <table:table-cell table:formula="of:=COM.MICROSOFT.CONCAT([.B98];&quot;.&quot;;[.C98];&quot;@academic.ac.uk&quot;)" office:value-type="string" office:string-value="Shakiel.Khan@academic.ac.uk" calcext:value-type="string">
            <text:p>Shakiel.Kha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3473" calcext:value-type="float">
            <text:p>1000413473</text:p>
          </table:table-cell>
          <table:table-cell office:value-type="string" calcext:value-type="string">
            <text:p>Zaibunisa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30 Augh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4 2RR</text:p>
          </table:table-cell>
          <table:table-cell office:value-type="string" calcext:value-type="string">
            <text:p>01240 600327</text:p>
          </table:table-cell>
          <table:table-cell table:formula="of:=COM.MICROSOFT.CONCAT([.B99];&quot;.&quot;;[.C99];&quot;@academic.ac.uk&quot;)" office:value-type="string" office:string-value="Zaibunisa.Khan@academic.ac.uk" calcext:value-type="string">
            <text:p>Zaibunisa.Kha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0152" calcext:value-type="float">
            <text:p>1000240152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260 Sax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okland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3 4BP</text:p>
          </table:table-cell>
          <table:table-cell office:value-type="string" calcext:value-type="string">
            <text:p>01537 525550</text:p>
          </table:table-cell>
          <table:table-cell table:formula="of:=COM.MICROSOFT.CONCAT([.B100];&quot;.&quot;;[.C100];&quot;@academic.ac.uk&quot;)" office:value-type="string" office:string-value="Susan.Kitchen@academic.ac.uk" calcext:value-type="string">
            <text:p>Susan.Kitche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778" calcext:value-type="float">
            <text:p>10006747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3 Pyram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WA10 3BW</text:p>
          </table:table-cell>
          <table:table-cell office:value-type="string" calcext:value-type="string">
            <text:p>01546 942059</text:p>
          </table:table-cell>
          <table:table-cell table:formula="of:=COM.MICROSOFT.CONCAT([.B101];&quot;.&quot;;[.C101];&quot;@academic.ac.uk&quot;)" office:value-type="string" office:string-value="Kate.Knowles@academic.ac.uk" calcext:value-type="string">
            <text:p>Kate.Knowle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4108" calcext:value-type="float">
            <text:p>100055410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37 Langham St #9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eorges Hill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KT13 0AZ</text:p>
          </table:table-cell>
          <table:table-cell office:value-type="string" calcext:value-type="string">
            <text:p>01704 508066</text:p>
          </table:table-cell>
          <table:table-cell table:formula="of:=COM.MICROSOFT.CONCAT([.B102];&quot;.&quot;;[.C102];&quot;@academic.ac.uk&quot;)" office:value-type="string" office:string-value="Gary.Lever@academic.ac.uk" calcext:value-type="string">
            <text:p>Gary.Lever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594" calcext:value-type="float">
            <text:p>100067059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94 Villar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uncell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X23 9LG</text:p>
          </table:table-cell>
          <table:table-cell office:value-type="string" calcext:value-type="string">
            <text:p>01560 328739</text:p>
          </table:table-cell>
          <table:table-cell table:formula="of:=COM.MICROSOFT.CONCAT([.B103];&quot;.&quot;;[.C103];&quot;@academic.ac.uk&quot;)" office:value-type="string" office:string-value="David.Lewis@academic.ac.uk" calcext:value-type="string">
            <text:p>David.Lewi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4871" calcext:value-type="float">
            <text:p>1000654871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73 Haw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frew South &amp; Gallowhill War</text:p>
          </table:table-cell>
          <table:table-cell office:value-type="string" calcext:value-type="string">
            <text:p>Dunbartonshire</text:p>
          </table:table-cell>
          <table:table-cell office:value-type="string" calcext:value-type="string">
            <text:p>G52 4YG</text:p>
          </table:table-cell>
          <table:table-cell office:value-type="string" calcext:value-type="string">
            <text:p>01860 191930</text:p>
          </table:table-cell>
          <table:table-cell table:formula="of:=COM.MICROSOFT.CONCAT([.B104];&quot;.&quot;;[.C104];&quot;@academic.ac.uk&quot;)" office:value-type="string" office:string-value="Gaye.Lord@academic.ac.uk" calcext:value-type="string">
            <text:p>Gaye.Lord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2260" calcext:value-type="float">
            <text:p>100041226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Lovett</text:p>
          </table:table-cell>
          <table:table-cell office:value-type="string" calcext:value-type="string">
            <text:p>123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Bridg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PY</text:p>
          </table:table-cell>
          <table:table-cell office:value-type="string" calcext:value-type="string">
            <text:p>01457 837447</text:p>
          </table:table-cell>
          <table:table-cell table:formula="of:=COM.MICROSOFT.CONCAT([.B105];&quot;.&quot;;[.C105];&quot;@academic.ac.uk&quot;)" office:value-type="string" office:string-value="Brett.Lovett@academic.ac.uk" calcext:value-type="string">
            <text:p>Brett.Lovett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9786" calcext:value-type="float">
            <text:p>1000949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484 Barr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ney Row War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4 7RG</text:p>
          </table:table-cell>
          <table:table-cell office:value-type="string" calcext:value-type="string">
            <text:p>01931 620849</text:p>
          </table:table-cell>
          <table:table-cell table:formula="of:=COM.MICROSOFT.CONCAT([.B106];&quot;.&quot;;[.C106];&quot;@academic.ac.uk&quot;)" office:value-type="string" office:string-value="John.Lynch@academic.ac.uk" calcext:value-type="string">
            <text:p>John.Lynch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8796" calcext:value-type="float">
            <text:p>100041879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7033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ntre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0 5NQ</text:p>
          </table:table-cell>
          <table:table-cell office:value-type="string" calcext:value-type="string">
            <text:p>01337 695353</text:p>
          </table:table-cell>
          <table:table-cell table:formula="of:=COM.MICROSOFT.CONCAT([.B107];&quot;.&quot;;[.C107];&quot;@academic.ac.uk&quot;)" office:value-type="string" office:string-value="Peter.Malone@academic.ac.uk" calcext:value-type="string">
            <text:p>Peter.Malone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7121" calcext:value-type="float">
            <text:p>100011712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33 Vip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hall Farm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P2 7JP</text:p>
          </table:table-cell>
          <table:table-cell office:value-type="string" calcext:value-type="string">
            <text:p>01413 348876</text:p>
          </table:table-cell>
          <table:table-cell table:formula="of:=COM.MICROSOFT.CONCAT([.B108];&quot;.&quot;;[.C108];&quot;@academic.ac.uk&quot;)" office:value-type="string" office:string-value="Trevor.Mansfield@academic.ac.uk" calcext:value-type="string">
            <text:p>Trevor.Mansfield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757" calcext:value-type="float">
            <text:p>1000730757</text:p>
          </table:table-cell>
          <table:table-cell office:value-type="string" calcext:value-type="string">
            <text:p>Annabel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85 Her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nhop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3 2TZ</text:p>
          </table:table-cell>
          <table:table-cell office:value-type="string" calcext:value-type="string">
            <text:p>01632 887825</text:p>
          </table:table-cell>
          <table:table-cell table:formula="of:=COM.MICROSOFT.CONCAT([.B109];&quot;.&quot;;[.C109];&quot;@academic.ac.uk&quot;)" office:value-type="string" office:string-value="Annabel.Marsh@academic.ac.uk" calcext:value-type="string">
            <text:p>Annabel.Marsh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7086" calcext:value-type="float">
            <text:p>1000377086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77 Reading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Taw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2TR</text:p>
          </table:table-cell>
          <table:table-cell office:value-type="string" calcext:value-type="string">
            <text:p>01235 173362</text:p>
          </table:table-cell>
          <table:table-cell table:formula="of:=COM.MICROSOFT.CONCAT([.B110];&quot;.&quot;;[.C110];&quot;@academic.ac.uk&quot;)" office:value-type="string" office:string-value="Catherine.Marshall@academic.ac.uk" calcext:value-type="string">
            <text:p>Catherine.Marshall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5685" calcext:value-type="float">
            <text:p>1000705685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274 Altcar A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7NU</text:p>
          </table:table-cell>
          <table:table-cell office:value-type="string" calcext:value-type="string">
            <text:p>01555 550015</text:p>
          </table:table-cell>
          <table:table-cell table:formula="of:=COM.MICROSOFT.CONCAT([.B111];&quot;.&quot;;[.C111];&quot;@academic.ac.uk&quot;)" office:value-type="string" office:string-value="Emma.Matthews@academic.ac.uk" calcext:value-type="string">
            <text:p>Emma.Matthew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999" calcext:value-type="float">
            <text:p>1000275999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ayers</text:p>
          </table:table-cell>
          <table:table-cell office:value-type="string" calcext:value-type="string">
            <text:p>38 Avondale Rd #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mersdon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3 5SJ</text:p>
          </table:table-cell>
          <table:table-cell office:value-type="string" calcext:value-type="string">
            <text:p>01756 678490</text:p>
          </table:table-cell>
          <table:table-cell table:formula="of:=COM.MICROSOFT.CONCAT([.B112];&quot;.&quot;;[.C112];&quot;@academic.ac.uk&quot;)" office:value-type="string" office:string-value="Joyce.Mayers@academic.ac.uk" calcext:value-type="string">
            <text:p>Joyce.Mayer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2103" calcext:value-type="float">
            <text:p>1000532103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4679 Curz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5 0SJ</text:p>
          </table:table-cell>
          <table:table-cell office:value-type="string" calcext:value-type="string">
            <text:p>01354 864473</text:p>
          </table:table-cell>
          <table:table-cell table:formula="of:=COM.MICROSOFT.CONCAT([.B113];&quot;.&quot;;[.C113];&quot;@academic.ac.uk&quot;)" office:value-type="string" office:string-value="Joyce.McCormick@academic.ac.uk" calcext:value-type="string">
            <text:p>Joyce.McCormick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03544" calcext:value-type="float">
            <text:p>100050354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13 Nels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wood War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4 1HT</text:p>
          </table:table-cell>
          <table:table-cell office:value-type="string" calcext:value-type="string">
            <text:p>01676 780022</text:p>
          </table:table-cell>
          <table:table-cell table:formula="of:=COM.MICROSOFT.CONCAT([.B114];&quot;.&quot;;[.C114];&quot;@academic.ac.uk&quot;)" office:value-type="string" office:string-value="James.McDonald@academic.ac.uk" calcext:value-type="string">
            <text:p>James.McDonald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2690" calcext:value-type="float">
            <text:p>1000762690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2546 Hun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Buchan Ward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53 6YD</text:p>
          </table:table-cell>
          <table:table-cell office:value-type="string" calcext:value-type="string">
            <text:p>01712 978062</text:p>
          </table:table-cell>
          <table:table-cell table:formula="of:=COM.MICROSOFT.CONCAT([.B115];&quot;.&quot;;[.C115];&quot;@academic.ac.uk&quot;)" office:value-type="string" office:string-value="Jenny.McDowell@academic.ac.uk" calcext:value-type="string">
            <text:p>Jenny.McDowell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63039" calcext:value-type="float">
            <text:p>1000263039</text:p>
          </table:table-cell>
          <table:table-cell office:value-type="string" calcext:value-type="string">
            <text:p>Conor</text:p>
          </table:table-cell>
          <table:table-cell office:value-type="string" calcext:value-type="string">
            <text:p>McGinn</text:p>
          </table:table-cell>
          <table:table-cell office:value-type="string" calcext:value-type="string">
            <text:p>77 Mason St #6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mallbridge and Firgrov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6 3AW</text:p>
          </table:table-cell>
          <table:table-cell office:value-type="string" calcext:value-type="string">
            <text:p>01224 605237</text:p>
          </table:table-cell>
          <table:table-cell table:formula="of:=COM.MICROSOFT.CONCAT([.B116];&quot;.&quot;;[.C116];&quot;@academic.ac.uk&quot;)" office:value-type="string" office:string-value="Conor.McGinn@academic.ac.uk" calcext:value-type="string">
            <text:p>Conor.McGin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4736" calcext:value-type="float">
            <text:p>100011473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94 Wake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venha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CO10 9PU</text:p>
          </table:table-cell>
          <table:table-cell office:value-type="string" calcext:value-type="string">
            <text:p>01378 234592</text:p>
          </table:table-cell>
          <table:table-cell table:formula="of:=COM.MICROSOFT.CONCAT([.B117];&quot;.&quot;;[.C117];&quot;@academic.ac.uk&quot;)" office:value-type="string" office:string-value="Paul.McGuire@academic.ac.uk" calcext:value-type="string">
            <text:p>Paul.McGuir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39" calcext:value-type="float">
            <text:p>1000725239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529 Stalmine Rd #36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ffron Walde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B11 4DJ</text:p>
          </table:table-cell>
          <table:table-cell office:value-type="string" calcext:value-type="string">
            <text:p>01807 346103</text:p>
          </table:table-cell>
          <table:table-cell table:formula="of:=COM.MICROSOFT.CONCAT([.B118];&quot;.&quot;;[.C118];&quot;@academic.ac.uk&quot;)" office:value-type="string" office:string-value="Gail.McIntyre@academic.ac.uk" calcext:value-type="string">
            <text:p>Gail.McIntyr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2206" calcext:value-type="float">
            <text:p>1000552206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cKendrick</text:p>
          </table:table-cell>
          <table:table-cell office:value-type="string" calcext:value-type="string">
            <text:p>52 Morningside Rd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lybebyll Community</text:p>
          </table:table-cell>
          <table:table-cell office:value-type="string" calcext:value-type="string">
            <text:p>Neath Port Talbot</text:p>
          </table:table-cell>
          <table:table-cell office:value-type="string" calcext:value-type="string">
            <text:p>SA8 3HE</text:p>
          </table:table-cell>
          <table:table-cell office:value-type="string" calcext:value-type="string">
            <text:p>01295 678319</text:p>
          </table:table-cell>
          <table:table-cell table:formula="of:=COM.MICROSOFT.CONCAT([.B119];&quot;.&quot;;[.C119];&quot;@academic.ac.uk&quot;)" office:value-type="string" office:string-value="Emma.McKendrick@academic.ac.uk" calcext:value-type="string">
            <text:p>Emma.McKendrick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07164" calcext:value-type="float">
            <text:p>1000807164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94 En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rch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7 9BG</text:p>
          </table:table-cell>
          <table:table-cell office:value-type="string" calcext:value-type="string">
            <text:p>01333 642646</text:p>
          </table:table-cell>
          <table:table-cell table:formula="of:=COM.MICROSOFT.CONCAT([.B120];&quot;.&quot;;[.C120];&quot;@academic.ac.uk&quot;)" office:value-type="string" office:string-value="Rodger.McMillan@academic.ac.uk" calcext:value-type="string">
            <text:p>Rodger.McMilla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0417" calcext:value-type="float">
            <text:p>10007404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661 Great Crossh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th Ward</text:p>
          </table:table-cell>
          <table:table-cell office:value-type="string" calcext:value-type="string">
            <text:p>City of Edinburgh</text:p>
          </table:table-cell>
          <table:table-cell office:value-type="string" calcext:value-type="string">
            <text:p>EH5 2LR</text:p>
          </table:table-cell>
          <table:table-cell office:value-type="string" calcext:value-type="string">
            <text:p>01936 611490</text:p>
          </table:table-cell>
          <table:table-cell table:formula="of:=COM.MICROSOFT.CONCAT([.B121];&quot;.&quot;;[.C121];&quot;@academic.ac.uk&quot;)" office:value-type="string" office:string-value="Laura.Meier@academic.ac.uk" calcext:value-type="string">
            <text:p>Laura.Meie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7077" calcext:value-type="float">
            <text:p>100070707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elling</text:p>
          </table:table-cell>
          <table:table-cell office:value-type="string" calcext:value-type="string">
            <text:p>227 Albert Terr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veder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DA17 6EF</text:p>
          </table:table-cell>
          <table:table-cell office:value-type="string" calcext:value-type="string">
            <text:p>01536 639256</text:p>
          </table:table-cell>
          <table:table-cell table:formula="of:=COM.MICROSOFT.CONCAT([.B122];&quot;.&quot;;[.C122];&quot;@academic.ac.uk&quot;)" office:value-type="string" office:string-value="Andrew.Melling@academic.ac.uk" calcext:value-type="string">
            <text:p>Andrew.Melling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933" calcext:value-type="float">
            <text:p>1000899933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64 Back Nile St #6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ton Centr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3 6QJ</text:p>
          </table:table-cell>
          <table:table-cell office:value-type="string" calcext:value-type="string">
            <text:p>01728 100333</text:p>
          </table:table-cell>
          <table:table-cell table:formula="of:=COM.MICROSOFT.CONCAT([.B123];&quot;.&quot;;[.C123];&quot;@academic.ac.uk&quot;)" office:value-type="string" office:string-value="Phillip.Miller@academic.ac.uk" calcext:value-type="string">
            <text:p>Phillip.Mille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9312" calcext:value-type="float">
            <text:p>1000739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42 Eastwo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ton Ward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PE4 6HB</text:p>
          </table:table-cell>
          <table:table-cell office:value-type="string" calcext:value-type="string">
            <text:p>01996 854517</text:p>
          </table:table-cell>
          <table:table-cell table:formula="of:=COM.MICROSOFT.CONCAT([.B124];&quot;.&quot;;[.C124];&quot;@academic.ac.uk&quot;)" office:value-type="string" office:string-value="John.Millington@academic.ac.uk" calcext:value-type="string">
            <text:p>John.Millingto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773" calcext:value-type="float">
            <text:p>1000108773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2877 Grai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versham Ward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4 5DE</text:p>
          </table:table-cell>
          <table:table-cell office:value-type="string" calcext:value-type="string">
            <text:p>01773 139510</text:p>
          </table:table-cell>
          <table:table-cell table:formula="of:=COM.MICROSOFT.CONCAT([.B125];&quot;.&quot;;[.C125];&quot;@academic.ac.uk&quot;)" office:value-type="string" office:string-value="Nicholas.Mills@academic.ac.uk" calcext:value-type="string">
            <text:p>Nicholas.Mill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27307" calcext:value-type="float">
            <text:p>1000427307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13 Stockdale St #7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ingdon on Thames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14 5QH</text:p>
          </table:table-cell>
          <table:table-cell office:value-type="string" calcext:value-type="string">
            <text:p>01763 475078</text:p>
          </table:table-cell>
          <table:table-cell table:formula="of:=COM.MICROSOFT.CONCAT([.B126];&quot;.&quot;;[.C126];&quot;@academic.ac.uk&quot;)" office:value-type="string" office:string-value="Samantha.Milne@academic.ac.uk" calcext:value-type="string">
            <text:p>Samantha.Miln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08" calcext:value-type="float">
            <text:p>1000725208</text:p>
          </table:table-cell>
          <table:table-cell office:value-type="string" calcext:value-type="string">
            <text:p>Ishtiaq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9 Cropp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gat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RH10 1YJ</text:p>
          </table:table-cell>
          <table:table-cell office:value-type="string" calcext:value-type="string">
            <text:p>01582 839217</text:p>
          </table:table-cell>
          <table:table-cell table:formula="of:=COM.MICROSOFT.CONCAT([.B127];&quot;.&quot;;[.C127];&quot;@academic.ac.uk&quot;)" office:value-type="string" office:string-value="Ishtiaq.Mohammad@academic.ac.uk" calcext:value-type="string">
            <text:p>Ishtiaq.Mohammad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8326" calcext:value-type="float">
            <text:p>10001183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3 Gask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nemouth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0 2NB</text:p>
          </table:table-cell>
          <table:table-cell office:value-type="string" calcext:value-type="string">
            <text:p>01210 926114</text:p>
          </table:table-cell>
          <table:table-cell table:formula="of:=COM.MICROSOFT.CONCAT([.B128];&quot;.&quot;;[.C128];&quot;@academic.ac.uk&quot;)" office:value-type="string" office:string-value="Lucy.Morris@academic.ac.uk" calcext:value-type="string">
            <text:p>Lucy.Morri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6362" calcext:value-type="float">
            <text:p>100073636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5221 Roys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21 6GA</text:p>
          </table:table-cell>
          <table:table-cell office:value-type="string" calcext:value-type="string">
            <text:p>01912 146880</text:p>
          </table:table-cell>
          <table:table-cell table:formula="of:=COM.MICROSOFT.CONCAT([.B129];&quot;.&quot;;[.C129];&quot;@academic.ac.uk&quot;)" office:value-type="string" office:string-value="Jeremy.Moss@academic.ac.uk" calcext:value-type="string">
            <text:p>Jeremy.Mos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3355" calcext:value-type="float">
            <text:p>100024335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ulton</text:p>
          </table:table-cell>
          <table:table-cell office:value-type="string" calcext:value-type="string">
            <text:p>83 St Johns Lane #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lithgow Ward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49 7LS</text:p>
          </table:table-cell>
          <table:table-cell office:value-type="string" calcext:value-type="string">
            <text:p>01515 360513</text:p>
          </table:table-cell>
          <table:table-cell table:formula="of:=COM.MICROSOFT.CONCAT([.B130];&quot;.&quot;;[.C130];&quot;@academic.ac.uk&quot;)" office:value-type="string" office:string-value="David.Moulton@academic.ac.uk" calcext:value-type="string">
            <text:p>David.Moulto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3203" calcext:value-type="float">
            <text:p>1000673203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603 Pall Ma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y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FY3 8ND</text:p>
          </table:table-cell>
          <table:table-cell office:value-type="string" calcext:value-type="string">
            <text:p>01694 424205</text:p>
          </table:table-cell>
          <table:table-cell table:formula="of:=COM.MICROSOFT.CONCAT([.B131];&quot;.&quot;;[.C131];&quot;@academic.ac.uk&quot;)" office:value-type="string" office:string-value="Anthony.Murphy@academic.ac.uk" calcext:value-type="string">
            <text:p>Anthony.Murphy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2986" calcext:value-type="float">
            <text:p>1000852986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76 Dawber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ckheath Westcomb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3 7JY</text:p>
          </table:table-cell>
          <table:table-cell office:value-type="string" calcext:value-type="string">
            <text:p>01939 738818</text:p>
          </table:table-cell>
          <table:table-cell table:formula="of:=COM.MICROSOFT.CONCAT([.B132];&quot;.&quot;;[.C132];&quot;@academic.ac.uk&quot;)" office:value-type="string" office:string-value="Carole.Murphy@academic.ac.uk" calcext:value-type="string">
            <text:p>Carole.Murphy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6050" calcext:value-type="float">
            <text:p>1000236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3380 Alexan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lsham and Centra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1 9QQ</text:p>
          </table:table-cell>
          <table:table-cell office:value-type="string" calcext:value-type="string">
            <text:p>01710 435506</text:p>
          </table:table-cell>
          <table:table-cell table:formula="of:=COM.MICROSOFT.CONCAT([.B133];&quot;.&quot;;[.C133];&quot;@academic.ac.uk&quot;)" office:value-type="string" office:string-value="Roger.Newman@academic.ac.uk" calcext:value-type="string">
            <text:p>Roger.Newma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2289" calcext:value-type="float">
            <text:p>1000482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216 Lissant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at Dunmow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6 1DQ</text:p>
          </table:table-cell>
          <table:table-cell office:value-type="string" calcext:value-type="string">
            <text:p>01712 248851</text:p>
          </table:table-cell>
          <table:table-cell table:formula="of:=COM.MICROSOFT.CONCAT([.B134];&quot;.&quot;;[.C134];&quot;@academic.ac.uk&quot;)" office:value-type="string" office:string-value="John.Nicol@academic.ac.uk" calcext:value-type="string">
            <text:p>John.Nicol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46345" calcext:value-type="float">
            <text:p>1000346345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92 Phythian St #6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wee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5RR</text:p>
          </table:table-cell>
          <table:table-cell office:value-type="string" calcext:value-type="string">
            <text:p>01245 353227</text:p>
          </table:table-cell>
          <table:table-cell table:formula="of:=COM.MICROSOFT.CONCAT([.B135];&quot;.&quot;;[.C135];&quot;@academic.ac.uk&quot;)" office:value-type="string" office:string-value="Sharon.Nolan@academic.ac.uk" calcext:value-type="string">
            <text:p>Sharon.Nola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5106" calcext:value-type="float">
            <text:p>10008651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792 Queens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etfor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2 8LR</text:p>
          </table:table-cell>
          <table:table-cell office:value-type="string" calcext:value-type="string">
            <text:p>01526 145485</text:p>
          </table:table-cell>
          <table:table-cell table:formula="of:=COM.MICROSOFT.CONCAT([.B136];&quot;.&quot;;[.C136];&quot;@academic.ac.uk&quot;)" office:value-type="string" office:string-value="Michael.O'Sullivan@academic.ac.uk" calcext:value-type="string">
            <text:p>Michael.O'Sulliva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32580" calcext:value-type="float">
            <text:p>1000632580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5196 Yor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sett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7 8NS</text:p>
          </table:table-cell>
          <table:table-cell office:value-type="string" calcext:value-type="string">
            <text:p>01416 913482</text:p>
          </table:table-cell>
          <table:table-cell table:formula="of:=COM.MICROSOFT.CONCAT([.B137];&quot;.&quot;;[.C137];&quot;@academic.ac.uk&quot;)" office:value-type="string" office:string-value="Rita.Okoye@academic.ac.uk" calcext:value-type="string">
            <text:p>Rita.Okoy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4357" calcext:value-type="float">
            <text:p>100019435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rford</text:p>
          </table:table-cell>
          <table:table-cell office:value-type="string" calcext:value-type="string">
            <text:p>428 Kears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tto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5 7UA</text:p>
          </table:table-cell>
          <table:table-cell office:value-type="string" calcext:value-type="string">
            <text:p>01819 701096</text:p>
          </table:table-cell>
          <table:table-cell table:formula="of:=COM.MICROSOFT.CONCAT([.B138];&quot;.&quot;;[.C138];&quot;@academic.ac.uk&quot;)" office:value-type="string" office:string-value="Thomas.Orford@academic.ac.uk" calcext:value-type="string">
            <text:p>Thomas.Orford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681" calcext:value-type="float">
            <text:p>1000275681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8 Chestnu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rowfo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9 6EW</text:p>
          </table:table-cell>
          <table:table-cell office:value-type="string" calcext:value-type="string">
            <text:p>01918 999052</text:p>
          </table:table-cell>
          <table:table-cell table:formula="of:=COM.MICROSOFT.CONCAT([.B139];&quot;.&quot;;[.C139];&quot;@academic.ac.uk&quot;)" office:value-type="string" office:string-value="Helen.Orr@academic.ac.uk" calcext:value-type="string">
            <text:p>Helen.Or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3109" calcext:value-type="float">
            <text:p>10005231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998 Roe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2BX</text:p>
          </table:table-cell>
          <table:table-cell office:value-type="string" calcext:value-type="string">
            <text:p>01954 363885</text:p>
          </table:table-cell>
          <table:table-cell table:formula="of:=COM.MICROSOFT.CONCAT([.B140];&quot;.&quot;;[.C140];&quot;@academic.ac.uk&quot;)" office:value-type="string" office:string-value="Mark.Owen@academic.ac.uk" calcext:value-type="string">
            <text:p>Mark.Owe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3881" calcext:value-type="float">
            <text:p>100056388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Panter</text:p>
          </table:table-cell>
          <table:table-cell office:value-type="string" calcext:value-type="string">
            <text:p>3 Copenhag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orge St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5 3UZ</text:p>
          </table:table-cell>
          <table:table-cell office:value-type="string" calcext:value-type="string">
            <text:p>01857 518738</text:p>
          </table:table-cell>
          <table:table-cell table:formula="of:=COM.MICROSOFT.CONCAT([.B141];&quot;.&quot;;[.C141];&quot;@academic.ac.uk&quot;)" office:value-type="string" office:string-value="Ian.Panter@academic.ac.uk" calcext:value-type="string">
            <text:p>Ian.Pante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1462" calcext:value-type="float">
            <text:p>1000981462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293 Vivi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Jesmond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2 1EY</text:p>
          </table:table-cell>
          <table:table-cell office:value-type="string" calcext:value-type="string">
            <text:p>01555 702650</text:p>
          </table:table-cell>
          <table:table-cell table:formula="of:=COM.MICROSOFT.CONCAT([.B142];&quot;.&quot;;[.C142];&quot;@academic.ac.uk&quot;)" office:value-type="string" office:string-value="Alison.Parker@academic.ac.uk" calcext:value-type="string">
            <text:p>Alison.Parke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8583" calcext:value-type="float">
            <text:p>1000748583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Parrack</text:p>
          </table:table-cell>
          <table:table-cell office:value-type="string" calcext:value-type="string">
            <text:p>8 Barlow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18 7TH</text:p>
          </table:table-cell>
          <table:table-cell office:value-type="string" calcext:value-type="string">
            <text:p>01731 825958</text:p>
          </table:table-cell>
          <table:table-cell table:formula="of:=COM.MICROSOFT.CONCAT([.B143];&quot;.&quot;;[.C143];&quot;@academic.ac.uk&quot;)" office:value-type="string" office:string-value="Linda.Parrack@academic.ac.uk" calcext:value-type="string">
            <text:p>Linda.Parrack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386" calcext:value-type="float">
            <text:p>1000834386</text:p>
          </table:table-cell>
          <table:table-cell office:value-type="string" calcext:value-type="string">
            <text:p>Poonam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5 Shakspeare St #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Johns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B61 8HD</text:p>
          </table:table-cell>
          <table:table-cell office:value-type="string" calcext:value-type="string">
            <text:p>01225 180983</text:p>
          </table:table-cell>
          <table:table-cell table:formula="of:=COM.MICROSOFT.CONCAT([.B144];&quot;.&quot;;[.C144];&quot;@academic.ac.uk&quot;)" office:value-type="string" office:string-value="Poonam.Patel@academic.ac.uk" calcext:value-type="string">
            <text:p>Poonam.Patel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0092" calcext:value-type="float">
            <text:p>100044009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7 Carolin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dmi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1 1QF</text:p>
          </table:table-cell>
          <table:table-cell office:value-type="string" calcext:value-type="string">
            <text:p>01345 878334</text:p>
          </table:table-cell>
          <table:table-cell table:formula="of:=COM.MICROSOFT.CONCAT([.B145];&quot;.&quot;;[.C145];&quot;@academic.ac.uk&quot;)" office:value-type="string" office:string-value="Michael.Pearce@academic.ac.uk" calcext:value-type="string">
            <text:p>Michael.Pearc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646" calcext:value-type="float">
            <text:p>1000797646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Phipps</text:p>
          </table:table-cell>
          <table:table-cell office:value-type="string" calcext:value-type="string">
            <text:p>52 Trowbrid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nightsbridge and Belgravia Wa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X 9HB</text:p>
          </table:table-cell>
          <table:table-cell office:value-type="string" calcext:value-type="string">
            <text:p>01257 461104</text:p>
          </table:table-cell>
          <table:table-cell table:formula="of:=COM.MICROSOFT.CONCAT([.B146];&quot;.&quot;;[.C146];&quot;@academic.ac.uk&quot;)" office:value-type="string" office:string-value="Derek.Phipps@academic.ac.uk" calcext:value-type="string">
            <text:p>Derek.Phipp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7369" calcext:value-type="float">
            <text:p>100027736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25 Villa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gin City South Ward</text:p>
          </table:table-cell>
          <table:table-cell office:value-type="string" calcext:value-type="string">
            <text:p>Moray</text:p>
          </table:table-cell>
          <table:table-cell office:value-type="string" calcext:value-type="string">
            <text:p>IV30 1SB</text:p>
          </table:table-cell>
          <table:table-cell office:value-type="string" calcext:value-type="string">
            <text:p>01500 649863</text:p>
          </table:table-cell>
          <table:table-cell table:formula="of:=COM.MICROSOFT.CONCAT([.B147];&quot;.&quot;;[.C147];&quot;@academic.ac.uk&quot;)" office:value-type="string" office:string-value="Elizabeth.Pickles@academic.ac.uk" calcext:value-type="string">
            <text:p>Elizabeth.Pickle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4186" calcext:value-type="float">
            <text:p>100099418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4 Peach St #51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stea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14 7EF</text:p>
          </table:table-cell>
          <table:table-cell office:value-type="string" calcext:value-type="string">
            <text:p>01375 820236</text:p>
          </table:table-cell>
          <table:table-cell table:formula="of:=COM.MICROSOFT.CONCAT([.B148];&quot;.&quot;;[.C148];&quot;@academic.ac.uk&quot;)" office:value-type="string" office:string-value="Paul.Pike@academic.ac.uk" calcext:value-type="string">
            <text:p>Paul.Pike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601" calcext:value-type="float">
            <text:p>100078360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3614 Old Hall St #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wley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5 2PT</text:p>
          </table:table-cell>
          <table:table-cell office:value-type="string" calcext:value-type="string">
            <text:p>01408 965643</text:p>
          </table:table-cell>
          <table:table-cell table:formula="of:=COM.MICROSOFT.CONCAT([.B149];&quot;.&quot;;[.C149];&quot;@academic.ac.uk&quot;)" office:value-type="string" office:string-value="Patricia.Piper@academic.ac.uk" calcext:value-type="string">
            <text:p>Patricia.Piper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1695" calcext:value-type="float">
            <text:p>1000761695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Ramsbottom</text:p>
          </table:table-cell>
          <table:table-cell office:value-type="string" calcext:value-type="string">
            <text:p>3768 Hey Gre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rt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10 0TH</text:p>
          </table:table-cell>
          <table:table-cell office:value-type="string" calcext:value-type="string">
            <text:p>01746 505364</text:p>
          </table:table-cell>
          <table:table-cell table:formula="of:=COM.MICROSOFT.CONCAT([.B150];&quot;.&quot;;[.C150];&quot;@academic.ac.uk&quot;)" office:value-type="string" office:string-value="Philip.Ramsbottom@academic.ac.uk" calcext:value-type="string">
            <text:p>Philip.Ramsbottom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494" calcext:value-type="float">
            <text:p>1000138494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97 Newlan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nsington and Fairfield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9DU</text:p>
          </table:table-cell>
          <table:table-cell office:value-type="string" calcext:value-type="string">
            <text:p>01544 247601</text:p>
          </table:table-cell>
          <table:table-cell table:formula="of:=COM.MICROSOFT.CONCAT([.B151];&quot;.&quot;;[.C151];&quot;@academic.ac.uk&quot;)" office:value-type="string" office:string-value="Anne.Redmond@academic.ac.uk" calcext:value-type="string">
            <text:p>Anne.Redmon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5284" calcext:value-type="float">
            <text:p>1000655284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6226 Maitla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Bromwich Central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6DR</text:p>
          </table:table-cell>
          <table:table-cell office:value-type="string" calcext:value-type="string">
            <text:p>01609 235350</text:p>
          </table:table-cell>
          <table:table-cell table:formula="of:=COM.MICROSOFT.CONCAT([.B152];&quot;.&quot;;[.C152];&quot;@academic.ac.uk&quot;)" office:value-type="string" office:string-value="Jamie.Reynolds@academic.ac.uk" calcext:value-type="string">
            <text:p>Jamie.Reynold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1893" calcext:value-type="float">
            <text:p>1000391893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891 Crocu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wle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65 8EZ</text:p>
          </table:table-cell>
          <table:table-cell office:value-type="string" calcext:value-type="string">
            <text:p>01951 872658</text:p>
          </table:table-cell>
          <table:table-cell table:formula="of:=COM.MICROSOFT.CONCAT([.B153];&quot;.&quot;;[.C153];&quot;@academic.ac.uk&quot;)" office:value-type="string" office:string-value="Jeremy.Roberts@academic.ac.uk" calcext:value-type="string">
            <text:p>Jeremy.Robert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6444" calcext:value-type="float">
            <text:p>1000656444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1 Segrav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tton Trinit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5 6HJ</text:p>
          </table:table-cell>
          <table:table-cell office:value-type="string" calcext:value-type="string">
            <text:p>01858 162078</text:p>
          </table:table-cell>
          <table:table-cell table:formula="of:=COM.MICROSOFT.CONCAT([.B154];&quot;.&quot;;[.C154];&quot;@academic.ac.uk&quot;)" office:value-type="string" office:string-value="Garry.Robertson@academic.ac.uk" calcext:value-type="string">
            <text:p>Garry.Robertso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2853" calcext:value-type="float">
            <text:p>1000152853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666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pway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5 8ST</text:p>
          </table:table-cell>
          <table:table-cell office:value-type="string" calcext:value-type="string">
            <text:p>01780 380120</text:p>
          </table:table-cell>
          <table:table-cell table:formula="of:=COM.MICROSOFT.CONCAT([.B155];&quot;.&quot;;[.C155];&quot;@academic.ac.uk&quot;)" office:value-type="string" office:string-value="Alan.Robinson@academic.ac.uk" calcext:value-type="string">
            <text:p>Alan.Robinso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1130" calcext:value-type="float">
            <text:p>100038113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1554 Christoph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r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1BG</text:p>
          </table:table-cell>
          <table:table-cell office:value-type="string" calcext:value-type="string">
            <text:p>01976 784016</text:p>
          </table:table-cell>
          <table:table-cell table:formula="of:=COM.MICROSOFT.CONCAT([.B156];&quot;.&quot;;[.C156];&quot;@academic.ac.uk&quot;)" office:value-type="string" office:string-value="Edward.Rogers@academic.ac.uk" calcext:value-type="string">
            <text:p>Edward.Roger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2259" calcext:value-type="float">
            <text:p>100038225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ollinson</text:p>
          </table:table-cell>
          <table:table-cell office:value-type="string" calcext:value-type="string">
            <text:p>55 Margare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aton Ward</text:p>
          </table:table-cell>
          <table:table-cell office:value-type="string" calcext:value-type="string">
            <text:p>Yorkshire, West</text:p>
          </table:table-cell>
          <table:table-cell office:value-type="string" calcext:value-type="string">
            <text:p>BD9 4DA</text:p>
          </table:table-cell>
          <table:table-cell office:value-type="string" calcext:value-type="string">
            <text:p>01316 590173</text:p>
          </table:table-cell>
          <table:table-cell table:formula="of:=COM.MICROSOFT.CONCAT([.B157];&quot;.&quot;;[.C157];&quot;@academic.ac.uk&quot;)" office:value-type="string" office:string-value="Emma.Rollinson@academic.ac.uk" calcext:value-type="string">
            <text:p>Emma.Rollinso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071" calcext:value-type="float">
            <text:p>1000214071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Rudd</text:p>
          </table:table-cell>
          <table:table-cell office:value-type="string" calcext:value-type="string">
            <text:p>8830 Anton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illingham Nor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7 1DZ</text:p>
          </table:table-cell>
          <table:table-cell office:value-type="string" calcext:value-type="string">
            <text:p>01220 653456</text:p>
          </table:table-cell>
          <table:table-cell table:formula="of:=COM.MICROSOFT.CONCAT([.B158];&quot;.&quot;;[.C158];&quot;@academic.ac.uk&quot;)" office:value-type="string" office:string-value="Lynne.Rudd@academic.ac.uk" calcext:value-type="string">
            <text:p>Lynne.Rud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0070" calcext:value-type="float">
            <text:p>1000350070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82 Sinclai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gor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7 1DW</text:p>
          </table:table-cell>
          <table:table-cell office:value-type="string" calcext:value-type="string">
            <text:p>01455 565046</text:p>
          </table:table-cell>
          <table:table-cell table:formula="of:=COM.MICROSOFT.CONCAT([.B159];&quot;.&quot;;[.C159];&quot;@academic.ac.uk&quot;)" office:value-type="string" office:string-value="Emma.Salcedo@academic.ac.uk" calcext:value-type="string">
            <text:p>Emma.Salcedo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1799" calcext:value-type="float">
            <text:p>1000731799</text:p>
          </table:table-cell>
          <table:table-cell office:value-type="string" calcext:value-type="string">
            <text:p>Javed</text:p>
          </table:table-cell>
          <table:table-cell office:value-type="string" calcext:value-type="string">
            <text:p>Sarwar</text:p>
          </table:table-cell>
          <table:table-cell office:value-type="string" calcext:value-type="string">
            <text:p>7568 Atla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tterwic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PE22 0HY</text:p>
          </table:table-cell>
          <table:table-cell office:value-type="string" calcext:value-type="string">
            <text:p>01255 383731</text:p>
          </table:table-cell>
          <table:table-cell table:formula="of:=COM.MICROSOFT.CONCAT([.B160];&quot;.&quot;;[.C160];&quot;@academic.ac.uk&quot;)" office:value-type="string" office:string-value="Javed.Sarwar@academic.ac.uk" calcext:value-type="string">
            <text:p>Javed.Sarwar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6714" calcext:value-type="float">
            <text:p>1000526714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93 Clyde Rd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pdale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1 6TN</text:p>
          </table:table-cell>
          <table:table-cell office:value-type="string" calcext:value-type="string">
            <text:p>01311 567052</text:p>
          </table:table-cell>
          <table:table-cell table:formula="of:=COM.MICROSOFT.CONCAT([.B161];&quot;.&quot;;[.C161];&quot;@academic.ac.uk&quot;)" office:value-type="string" office:string-value="Dean.Sealey@academic.ac.uk" calcext:value-type="string">
            <text:p>Dean.Sealey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8255" calcext:value-type="float">
            <text:p>100084825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18 Nimr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ney North Ward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14 3SJ</text:p>
          </table:table-cell>
          <table:table-cell office:value-type="string" calcext:value-type="string">
            <text:p>01640 813748</text:p>
          </table:table-cell>
          <table:table-cell table:formula="of:=COM.MICROSOFT.CONCAT([.B162];&quot;.&quot;;[.C162];&quot;@academic.ac.uk&quot;)" office:value-type="string" office:string-value="Brian.Sharp@academic.ac.uk" calcext:value-type="string">
            <text:p>Brian.Sharp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9748" calcext:value-type="float">
            <text:p>1000629748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6 Canno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arcroft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4 3BW</text:p>
          </table:table-cell>
          <table:table-cell office:value-type="string" calcext:value-type="string">
            <text:p>01490 898175</text:p>
          </table:table-cell>
          <table:table-cell table:formula="of:=COM.MICROSOFT.CONCAT([.B163];&quot;.&quot;;[.C163];&quot;@academic.ac.uk&quot;)" office:value-type="string" office:string-value="Maureen.Shepherd@academic.ac.uk" calcext:value-type="string">
            <text:p>Maureen.Shepher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4938" calcext:value-type="float">
            <text:p>1000764938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2258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nry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0 8RP</text:p>
          </table:table-cell>
          <table:table-cell office:value-type="string" calcext:value-type="string">
            <text:p>01582 161403</text:p>
          </table:table-cell>
          <table:table-cell table:formula="of:=COM.MICROSOFT.CONCAT([.B164];&quot;.&quot;;[.C164];&quot;@academic.ac.uk&quot;)" office:value-type="string" office:string-value="Roberta.Sherwood@academic.ac.uk" calcext:value-type="string">
            <text:p>Roberta.Sherwoo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1936" calcext:value-type="float">
            <text:p>100024193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laney</text:p>
          </table:table-cell>
          <table:table-cell office:value-type="string" calcext:value-type="string">
            <text:p>9302 Ismay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nterde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30 6JP</text:p>
          </table:table-cell>
          <table:table-cell office:value-type="string" calcext:value-type="string">
            <text:p>01506 152661</text:p>
          </table:table-cell>
          <table:table-cell table:formula="of:=COM.MICROSOFT.CONCAT([.B165];&quot;.&quot;;[.C165];&quot;@academic.ac.uk&quot;)" office:value-type="string" office:string-value="Martin.Slaney@academic.ac.uk" calcext:value-type="string">
            <text:p>Martin.Slaney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830" calcext:value-type="float">
            <text:p>100087783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347 Lawrence Rd #4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verstock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5 4EU</text:p>
          </table:table-cell>
          <table:table-cell office:value-type="string" calcext:value-type="string">
            <text:p>01676 354943</text:p>
          </table:table-cell>
          <table:table-cell table:formula="of:=COM.MICROSOFT.CONCAT([.B166];&quot;.&quot;;[.C166];&quot;@academic.ac.uk&quot;)" office:value-type="string" office:string-value="Andrew.Smith@academic.ac.uk" calcext:value-type="string">
            <text:p>Andrew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3748" calcext:value-type="float">
            <text:p>1000893748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47 Elw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patrick Ward</text:p>
          </table:table-cell>
          <table:table-cell office:value-type="string" calcext:value-type="string">
            <text:p>West Dunbart</text:p>
          </table:table-cell>
          <table:table-cell office:value-type="string" calcext:value-type="string">
            <text:p>G81 6RT</text:p>
          </table:table-cell>
          <table:table-cell office:value-type="string" calcext:value-type="string">
            <text:p>01913 454226</text:p>
          </table:table-cell>
          <table:table-cell table:formula="of:=COM.MICROSOFT.CONCAT([.B167];&quot;.&quot;;[.C167];&quot;@academic.ac.uk&quot;)" office:value-type="string" office:string-value="Andrew.Smith@academic.ac.uk" calcext:value-type="string">
            <text:p>Andrew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930" calcext:value-type="float">
            <text:p>1000108930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53 Pic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Mosley Comm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9 7AA</text:p>
          </table:table-cell>
          <table:table-cell office:value-type="string" calcext:value-type="string">
            <text:p>01274 659801</text:p>
          </table:table-cell>
          <table:table-cell table:formula="of:=COM.MICROSOFT.CONCAT([.B168];&quot;.&quot;;[.C168];&quot;@academic.ac.uk&quot;)" office:value-type="string" office:string-value="Christine.Smith@academic.ac.uk" calcext:value-type="string">
            <text:p>Christine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24351" calcext:value-type="float">
            <text:p>100022435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9986 Cants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Peters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SR6 9SD</text:p>
          </table:table-cell>
          <table:table-cell office:value-type="string" calcext:value-type="string">
            <text:p>01904 227024</text:p>
          </table:table-cell>
          <table:table-cell table:formula="of:=COM.MICROSOFT.CONCAT([.B169];&quot;.&quot;;[.C169];&quot;@academic.ac.uk&quot;)" office:value-type="string" office:string-value="David.Smith@academic.ac.uk" calcext:value-type="string">
            <text:p>David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16393" calcext:value-type="float">
            <text:p>1000616393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yfarthfa Community</text:p>
          </table:table-cell>
          <table:table-cell office:value-type="string" calcext:value-type="string">
            <text:p>Merthyr Tydfil</text:p>
          </table:table-cell>
          <table:table-cell office:value-type="string" calcext:value-type="string">
            <text:p>CF48 1AR</text:p>
          </table:table-cell>
          <table:table-cell office:value-type="string" calcext:value-type="string">
            <text:p>01431 484822</text:p>
          </table:table-cell>
          <table:table-cell table:formula="of:=COM.MICROSOFT.CONCAT([.B170];&quot;.&quot;;[.C170];&quot;@academic.ac.uk&quot;)" office:value-type="string" office:string-value="Ian.Smith@academic.ac.uk" calcext:value-type="string">
            <text:p>Ian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621" calcext:value-type="float">
            <text:p>100067062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nelling</text:p>
          </table:table-cell>
          <table:table-cell office:value-type="string" calcext:value-type="string">
            <text:p>9548 Ogwen St #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uley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3 9GB</text:p>
          </table:table-cell>
          <table:table-cell office:value-type="string" calcext:value-type="string">
            <text:p>01740 739731</text:p>
          </table:table-cell>
          <table:table-cell table:formula="of:=COM.MICROSOFT.CONCAT([.B171];&quot;.&quot;;[.C171];&quot;@academic.ac.uk&quot;)" office:value-type="string" office:string-value="Chris.Snelling@academic.ac.uk" calcext:value-type="string">
            <text:p>Chris.Snelling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4560" calcext:value-type="float">
            <text:p>1000624560</text:p>
          </table:table-cell>
          <table:table-cell office:value-type="string" calcext:value-type="string">
            <text:p>Dijay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57 St Georges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awcrook and Greensid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40 4LJ</text:p>
          </table:table-cell>
          <table:table-cell office:value-type="string" calcext:value-type="string">
            <text:p>01550 206220</text:p>
          </table:table-cell>
          <table:table-cell table:formula="of:=COM.MICROSOFT.CONCAT([.B172];&quot;.&quot;;[.C172];&quot;@academic.ac.uk&quot;)" office:value-type="string" office:string-value="Dijay.Soni@academic.ac.uk" calcext:value-type="string">
            <text:p>Dijay.Soni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611" calcext:value-type="float">
            <text:p>100073061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outhall</text:p>
          </table:table-cell>
          <table:table-cell office:value-type="string" calcext:value-type="string">
            <text:p>385 Upper Hampton St #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e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5 8LL</text:p>
          </table:table-cell>
          <table:table-cell office:value-type="string" calcext:value-type="string">
            <text:p>01496 781616</text:p>
          </table:table-cell>
          <table:table-cell table:formula="of:=COM.MICROSOFT.CONCAT([.B173];&quot;.&quot;;[.C173];&quot;@academic.ac.uk&quot;)" office:value-type="string" office:string-value="Trevor.Southall@academic.ac.uk" calcext:value-type="string">
            <text:p>Trevor.Southall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77675" calcext:value-type="float">
            <text:p>1000777675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378 Lyell St #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ssachs and Teith Ward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21 8TJ</text:p>
          </table:table-cell>
          <table:table-cell office:value-type="string" calcext:value-type="string">
            <text:p>01847 224345</text:p>
          </table:table-cell>
          <table:table-cell table:formula="of:=COM.MICROSOFT.CONCAT([.B174];&quot;.&quot;;[.C174];&quot;@academic.ac.uk&quot;)" office:value-type="string" office:string-value="Tony.Spain@academic.ac.uk" calcext:value-type="string">
            <text:p>Tony.Spai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5128" calcext:value-type="float">
            <text:p>1000515128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Stallard</text:p>
          </table:table-cell>
          <table:table-cell office:value-type="string" calcext:value-type="string">
            <text:p>675 Falstaff St #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pel-en-le-Frit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23 0QG</text:p>
          </table:table-cell>
          <table:table-cell office:value-type="string" calcext:value-type="string">
            <text:p>01773 691786</text:p>
          </table:table-cell>
          <table:table-cell table:formula="of:=COM.MICROSOFT.CONCAT([.B175];&quot;.&quot;;[.C175];&quot;@academic.ac.uk&quot;)" office:value-type="string" office:string-value="Gillian.Stallard@academic.ac.uk" calcext:value-type="string">
            <text:p>Gillian.Stallar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361" calcext:value-type="float">
            <text:p>1000702361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87 Pelop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gs Norton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8 8PL</text:p>
          </table:table-cell>
          <table:table-cell office:value-type="string" calcext:value-type="string">
            <text:p>01387 155607</text:p>
          </table:table-cell>
          <table:table-cell table:formula="of:=COM.MICROSOFT.CONCAT([.B176];&quot;.&quot;;[.C176];&quot;@academic.ac.uk&quot;)" office:value-type="string" office:string-value="Simon.Stevens@academic.ac.uk" calcext:value-type="string">
            <text:p>Simon.Steven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4494" calcext:value-type="float">
            <text:p>100015449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tromberg</text:p>
          </table:table-cell>
          <table:table-cell office:value-type="string" calcext:value-type="string">
            <text:p>5 Eye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 and Upper Nithsdal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4 6LF</text:p>
          </table:table-cell>
          <table:table-cell office:value-type="string" calcext:value-type="string">
            <text:p>01924 556297</text:p>
          </table:table-cell>
          <table:table-cell table:formula="of:=COM.MICROSOFT.CONCAT([.B177];&quot;.&quot;;[.C177];&quot;@academic.ac.uk&quot;)" office:value-type="string" office:string-value="Paul.Stromberg@academic.ac.uk" calcext:value-type="string">
            <text:p>Paul.Stromberg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996" calcext:value-type="float">
            <text:p>1000214996</text:p>
          </table:table-cell>
          <table:table-cell office:value-type="string" calcext:value-type="string">
            <text:p>Yuk-Ki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2427 Olney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ersha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6 6JH</text:p>
          </table:table-cell>
          <table:table-cell office:value-type="string" calcext:value-type="string">
            <text:p>01320 402522</text:p>
          </table:table-cell>
          <table:table-cell table:formula="of:=COM.MICROSOFT.CONCAT([.B178];&quot;.&quot;;[.C178];&quot;@academic.ac.uk&quot;)" office:value-type="string" office:string-value="Yuk-Ki.Tang@academic.ac.uk" calcext:value-type="string">
            <text:p>Yuk-Ki.Tang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6890" calcext:value-type="float">
            <text:p>1000856890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5 Westbank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Heywoo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0 2DU</text:p>
          </table:table-cell>
          <table:table-cell office:value-type="string" calcext:value-type="string">
            <text:p>01270 562265</text:p>
          </table:table-cell>
          <table:table-cell table:formula="of:=COM.MICROSOFT.CONCAT([.B179];&quot;.&quot;;[.C179];&quot;@academic.ac.uk&quot;)" office:value-type="string" office:string-value="Denise.Taylor@academic.ac.uk" calcext:value-type="string">
            <text:p>Denise.Taylor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2961" calcext:value-type="float">
            <text:p>1000372961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36 Cranmer St #46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ttle Hereford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8 4LE</text:p>
          </table:table-cell>
          <table:table-cell office:value-type="string" calcext:value-type="string">
            <text:p>01984 926059</text:p>
          </table:table-cell>
          <table:table-cell table:formula="of:=COM.MICROSOFT.CONCAT([.B180];&quot;.&quot;;[.C180];&quot;@academic.ac.uk&quot;)" office:value-type="string" office:string-value="Fiona.Thomson@academic.ac.uk" calcext:value-type="string">
            <text:p>Fiona.Thomso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05943" calcext:value-type="float">
            <text:p>100060594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hurgood</text:p>
          </table:table-cell>
          <table:table-cell office:value-type="string" calcext:value-type="string">
            <text:p>2 Kirkdale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ning Town Nort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6 4NF</text:p>
          </table:table-cell>
          <table:table-cell office:value-type="string" calcext:value-type="string">
            <text:p>01897 419567</text:p>
          </table:table-cell>
          <table:table-cell table:formula="of:=COM.MICROSOFT.CONCAT([.B181];&quot;.&quot;;[.C181];&quot;@academic.ac.uk&quot;)" office:value-type="string" office:string-value="Patrick.Thurgood@academic.ac.uk" calcext:value-type="string">
            <text:p>Patrick.Thurgoo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4530" calcext:value-type="float">
            <text:p>100023453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Tighe</text:p>
          </table:table-cell>
          <table:table-cell office:value-type="string" calcext:value-type="string">
            <text:p>4687 Ather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ringfiel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11 4HB</text:p>
          </table:table-cell>
          <table:table-cell office:value-type="string" calcext:value-type="string">
            <text:p>01257 354396</text:p>
          </table:table-cell>
          <table:table-cell table:formula="of:=COM.MICROSOFT.CONCAT([.B182];&quot;.&quot;;[.C182];&quot;@academic.ac.uk&quot;)" office:value-type="string" office:string-value="Stephen.Tighe@academic.ac.uk" calcext:value-type="string">
            <text:p>Stephen.Tighe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313" calcext:value-type="float">
            <text:p>100079731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Treherne</text:p>
          </table:table-cell>
          <table:table-cell office:value-type="string" calcext:value-type="string">
            <text:p>513 Bai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tnewydd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4 7UP</text:p>
          </table:table-cell>
          <table:table-cell office:value-type="string" calcext:value-type="string">
            <text:p>01770 697837</text:p>
          </table:table-cell>
          <table:table-cell table:formula="of:=COM.MICROSOFT.CONCAT([.B183];&quot;.&quot;;[.C183];&quot;@academic.ac.uk&quot;)" office:value-type="string" office:string-value="Paul.Treherne@academic.ac.uk" calcext:value-type="string">
            <text:p>Paul.Treherne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5068" calcext:value-type="float">
            <text:p>1000945068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620 Old Lee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vioc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1 3DF</text:p>
          </table:table-cell>
          <table:table-cell office:value-type="string" calcext:value-type="string">
            <text:p>01284 871485</text:p>
          </table:table-cell>
          <table:table-cell table:formula="of:=COM.MICROSOFT.CONCAT([.B184];&quot;.&quot;;[.C184];&quot;@academic.ac.uk&quot;)" office:value-type="string" office:string-value="Elizabeth.Tyler@academic.ac.uk" calcext:value-type="string">
            <text:p>Elizabeth.Tyler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746" calcext:value-type="float">
            <text:p>1000760746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5149 Maria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terle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SR8 5RL</text:p>
          </table:table-cell>
          <table:table-cell office:value-type="string" calcext:value-type="string">
            <text:p>01218 415062</text:p>
          </table:table-cell>
          <table:table-cell table:formula="of:=COM.MICROSOFT.CONCAT([.B185];&quot;.&quot;;[.C185];&quot;@academic.ac.uk&quot;)" office:value-type="string" office:string-value="Heinz.Vogel@academic.ac.uk" calcext:value-type="string">
            <text:p>Heinz.Vogel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8150" calcext:value-type="float">
            <text:p>100039815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8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rub End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O2 9LW</text:p>
          </table:table-cell>
          <table:table-cell office:value-type="string" calcext:value-type="string">
            <text:p>01507 519053</text:p>
          </table:table-cell>
          <table:table-cell table:formula="of:=COM.MICROSOFT.CONCAT([.B186];&quot;.&quot;;[.C186];&quot;@academic.ac.uk&quot;)" office:value-type="string" office:string-value="Samuel.Wales@academic.ac.uk" calcext:value-type="string">
            <text:p>Samuel.Wales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5326" calcext:value-type="float">
            <text:p>100014532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588 Venmor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ickenham Riversid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W1 2QH</text:p>
          </table:table-cell>
          <table:table-cell office:value-type="string" calcext:value-type="string">
            <text:p>01794 317624</text:p>
          </table:table-cell>
          <table:table-cell table:formula="of:=COM.MICROSOFT.CONCAT([.B187];&quot;.&quot;;[.C187];&quot;@academic.ac.uk&quot;)" office:value-type="string" office:string-value="Christopher.Walls@academic.ac.uk" calcext:value-type="string">
            <text:p>Christopher.Walls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4543" calcext:value-type="float">
            <text:p>100069454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1 Newb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e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B46 3LZ</text:p>
          </table:table-cell>
          <table:table-cell office:value-type="string" calcext:value-type="string">
            <text:p>01291 565542</text:p>
          </table:table-cell>
          <table:table-cell table:formula="of:=COM.MICROSOFT.CONCAT([.B188];&quot;.&quot;;[.C188];&quot;@academic.ac.uk&quot;)" office:value-type="string" office:string-value="Martin.Walsh@academic.ac.uk" calcext:value-type="string">
            <text:p>Martin.Walsh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1566" calcext:value-type="float">
            <text:p>1000101566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5588 Lake St #9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ystal Palac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9 2TJ</text:p>
          </table:table-cell>
          <table:table-cell office:value-type="string" calcext:value-type="string">
            <text:p>01404 343160</text:p>
          </table:table-cell>
          <table:table-cell table:formula="of:=COM.MICROSOFT.CONCAT([.B189];&quot;.&quot;;[.C189];&quot;@academic.ac.uk&quot;)" office:value-type="string" office:string-value="Margaret.Warburton@academic.ac.uk" calcext:value-type="string">
            <text:p>Margaret.Warburton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437" calcext:value-type="float">
            <text:p>10004604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9112 Hard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9JB</text:p>
          </table:table-cell>
          <table:table-cell office:value-type="string" calcext:value-type="string">
            <text:p>01651 232745</text:p>
          </table:table-cell>
          <table:table-cell table:formula="of:=COM.MICROSOFT.CONCAT([.B190];&quot;.&quot;;[.C190];&quot;@academic.ac.uk&quot;)" office:value-type="string" office:string-value="David.Watt@academic.ac.uk" calcext:value-type="string">
            <text:p>David.Watt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0465" calcext:value-type="float">
            <text:p>10005504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2395 Gloucester P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liwell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DS</text:p>
          </table:table-cell>
          <table:table-cell office:value-type="string" calcext:value-type="string">
            <text:p>01368 497445</text:p>
          </table:table-cell>
          <table:table-cell table:formula="of:=COM.MICROSOFT.CONCAT([.B191];&quot;.&quot;;[.C191];&quot;@academic.ac.uk&quot;)" office:value-type="string" office:string-value="Andrew.Webster@academic.ac.uk" calcext:value-type="string">
            <text:p>Andrew.Webster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1011" calcext:value-type="float">
            <text:p>100068101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Welford</text:p>
          </table:table-cell>
          <table:table-cell office:value-type="string" calcext:value-type="string">
            <text:p>341 Birch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eham St. Martin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16 6JJ</text:p>
          </table:table-cell>
          <table:table-cell office:value-type="string" calcext:value-type="string">
            <text:p>01341 997268</text:p>
          </table:table-cell>
          <table:table-cell table:formula="of:=COM.MICROSOFT.CONCAT([.B192];&quot;.&quot;;[.C192];&quot;@academic.ac.uk&quot;)" office:value-type="string" office:string-value="Matthew.Welford@academic.ac.uk" calcext:value-type="string">
            <text:p>Matthew.Welford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5539" calcext:value-type="float">
            <text:p>100095553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854 Ranelagh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edon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9 5EN</text:p>
          </table:table-cell>
          <table:table-cell office:value-type="string" calcext:value-type="string">
            <text:p>01469 888112</text:p>
          </table:table-cell>
          <table:table-cell table:formula="of:=COM.MICROSOFT.CONCAT([.B193];&quot;.&quot;;[.C193];&quot;@academic.ac.uk&quot;)" office:value-type="string" office:string-value="Emma.White@academic.ac.uk" calcext:value-type="string">
            <text:p>Emma.White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2432" calcext:value-type="float">
            <text:p>100028243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 Nova Scot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erphilly Community</text:p>
          </table:table-cell>
          <table:table-cell office:value-type="string" calcext:value-type="string">
            <text:p>Caerphilly</text:p>
          </table:table-cell>
          <table:table-cell office:value-type="string" calcext:value-type="string">
            <text:p>CF83 3AF</text:p>
          </table:table-cell>
          <table:table-cell office:value-type="string" calcext:value-type="string">
            <text:p>01816 462521</text:p>
          </table:table-cell>
          <table:table-cell table:formula="of:=COM.MICROSOFT.CONCAT([.B194];&quot;.&quot;;[.C194];&quot;@academic.ac.uk&quot;)" office:value-type="string" office:string-value="Sarah.White@academic.ac.uk" calcext:value-type="string">
            <text:p>Sarah.White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5377" calcext:value-type="float">
            <text:p>10008853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72 Lim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ld Newton with Dagworth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14 4HG</text:p>
          </table:table-cell>
          <table:table-cell office:value-type="string" calcext:value-type="string">
            <text:p>01300 650262</text:p>
          </table:table-cell>
          <table:table-cell table:formula="of:=COM.MICROSOFT.CONCAT([.B195];&quot;.&quot;;[.C195];&quot;@academic.ac.uk&quot;)" office:value-type="string" office:string-value="Mark.Williams@academic.ac.uk" calcext:value-type="string">
            <text:p>Mark.Williams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6557" calcext:value-type="float">
            <text:p>1000126557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907 Denm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wle and Ealand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DN17 4EN</text:p>
          </table:table-cell>
          <table:table-cell office:value-type="string" calcext:value-type="string">
            <text:p>01998 694754</text:p>
          </table:table-cell>
          <table:table-cell table:formula="of:=COM.MICROSOFT.CONCAT([.B196];&quot;.&quot;;[.C196];&quot;@academic.ac.uk&quot;)" office:value-type="string" office:string-value="Vip.Williams@academic.ac.uk" calcext:value-type="string">
            <text:p>Vip.Williams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8232" calcext:value-type="float">
            <text:p>1000448232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5 Garfield St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ton Regi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0 2EJ</text:p>
          </table:table-cell>
          <table:table-cell office:value-type="string" calcext:value-type="string">
            <text:p>01404 425588</text:p>
          </table:table-cell>
          <table:table-cell table:formula="of:=COM.MICROSOFT.CONCAT([.B197];&quot;.&quot;;[.C197];&quot;@academic.ac.uk&quot;)" office:value-type="string" office:string-value="Janet.Wilson@academic.ac.uk" calcext:value-type="string">
            <text:p>Janet.Wilson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524" calcext:value-type="float">
            <text:p>1000442524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345 Feltwell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ichaels and Wicksteed Wa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5 6BB</text:p>
          </table:table-cell>
          <table:table-cell office:value-type="string" calcext:value-type="string">
            <text:p>01691 316298</text:p>
          </table:table-cell>
          <table:table-cell table:formula="of:=COM.MICROSOFT.CONCAT([.B198];&quot;.&quot;;[.C198];&quot;@academic.ac.uk&quot;)" office:value-type="string" office:string-value="Christopher.Wood@academic.ac.uk" calcext:value-type="string">
            <text:p>Christopher.Wood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3352" calcext:value-type="float">
            <text:p>100062335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Worrall</text:p>
          </table:table-cell>
          <table:table-cell office:value-type="string" calcext:value-type="string">
            <text:p>1 Tow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e of Fife and Tay Coast War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KY14 6AH</text:p>
          </table:table-cell>
          <table:table-cell office:value-type="string" calcext:value-type="string">
            <text:p>01753 900033</text:p>
          </table:table-cell>
          <table:table-cell table:formula="of:=COM.MICROSOFT.CONCAT([.B199];&quot;.&quot;;[.C199];&quot;@academic.ac.uk&quot;)" office:value-type="string" office:string-value="Linda.Worrall@academic.ac.uk" calcext:value-type="string">
            <text:p>Linda.Worrall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764" calcext:value-type="float">
            <text:p>1000783764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4 Candia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ston on Stou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6 4HE</text:p>
          </table:table-cell>
          <table:table-cell office:value-type="string" calcext:value-type="string">
            <text:p>01311 723137</text:p>
          </table:table-cell>
          <table:table-cell table:formula="of:=COM.MICROSOFT.CONCAT([.B200];&quot;.&quot;;[.C200];&quot;@academic.ac.uk&quot;)" office:value-type="string" office:string-value="Kenneth.Wylie@academic.ac.uk" calcext:value-type="string">
            <text:p>Kenneth.Wylie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4048" calcext:value-type="float">
            <text:p>1000584048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>2 Cherry La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od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2 2NJ</text:p>
          </table:table-cell>
          <table:table-cell office:value-type="string" calcext:value-type="string">
            <text:p>01793 443665</text:p>
          </table:table-cell>
          <table:table-cell table:formula="of:=COM.MICROSOFT.CONCAT([.B201];&quot;.&quot;;[.C201];&quot;@academic.ac.uk&quot;)" office:value-type="string" office:string-value="Ibrahim.Yusuf@academic.ac.uk" calcext:value-type="string">
            <text:p>Ibrahim.Yusuf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number-rows-repeated="40">
          <table:table-cell table:number-columns-repeated="17"/>
          <table:table-cell table:style-name="ce18"/>
          <table:table-cell table:number-columns-repeated="3"/>
        </table:table-row>
        <table:table-row table:style-name="ro1" table:number-rows-repeated="104833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ccounts" table:style-name="ta1"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AccountID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Last login</text:p>
          </table:table-cell>
          <table:table-cell office:value-type="string" calcext:value-type="string">
            <text:p>Service status</text:p>
          </table:table-cell>
          <table:table-cell office:value-type="string" calcext:value-type="string">
            <text:p>Service1</text:p>
          </table:table-cell>
          <table:table-cell office:value-type="string" calcext:value-type="string">
            <text:p>Status1</text:p>
          </table:table-cell>
          <table:table-cell office:value-type="string" calcext:value-type="string">
            <text:p>Service2</text:p>
          </table:table-cell>
          <table:table-cell office:value-type="string" calcext:value-type="string">
            <text:p>Status2</text:p>
          </table:table-cell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2];&quot;.&quot;;[.D2];&quot;@ncfe.org.uk&quot;)" office:value-type="string" office:string-value="Mohammed.Ahmed@ncfe.org.uk" calcext:value-type="string">
            <text:p>Mohammed.Ahmed@ncfe.org.uk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3];&quot;.&quot;;[.D3];&quot;@ncfe.org.uk&quot;)" office:value-type="string" office:string-value="Katherin.Quigley@ncfe.org.uk" calcext:value-type="string">
            <text:p>Katherin.Quigley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4];&quot;.&quot;;[.D4];&quot;@ncfe.org.uk&quot;)" office:value-type="string" office:string-value="Mark.Robbins@ncfe.org.uk" calcext:value-type="string">
            <text:p>Mark.Robbins@ncfe.org.uk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5];&quot;.&quot;;[.D5];&quot;@ncfe.org.uk&quot;)" office:value-type="string" office:string-value="John.Moore@ncfe.org.uk" calcext:value-type="string">
            <text:p>John.Moore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6];&quot;.&quot;;[.D6];&quot;@ncfe.org.uk&quot;)" office:value-type="string" office:string-value="Tracy.Johns@ncfe.org.uk" calcext:value-type="string">
            <text:p>Tracy.Johns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6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7];&quot;.&quot;;[.D7];&quot;@ncfe.org.uk&quot;)" office:value-type="string" office:string-value="Rebecca.Bryant@ncfe.org.uk" calcext:value-type="string">
            <text:p>Rebecca.Bryant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7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8];&quot;.&quot;;[.D8];&quot;@ncfe.org.uk&quot;)" office:value-type="string" office:string-value="Polly.Thomas@ncfe.org.uk" calcext:value-type="string">
            <text:p>Polly.Thomas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8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9];&quot;.&quot;;[.D9];&quot;@ncfe.org.uk&quot;)" office:value-type="string" office:string-value="Kathy.Thurling@ncfe.org.uk" calcext:value-type="string">
            <text:p>Kathy.Thurling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09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10];&quot;.&quot;;[.D10];&quot;@pearson.com&quot;)" office:value-type="string" office:string-value="Mohammed.Ahmed@pearson.com" calcext:value-type="string">
            <text:p>Mohammed.Ahmed@pearson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11];&quot;.&quot;;[.D11];&quot;@pearson.com&quot;)" office:value-type="string" office:string-value="Katherin.Quigley@pearson.com" calcext:value-type="string">
            <text:p>Katherin.Quigley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12];&quot;.&quot;;[.D12];&quot;@pearson.com&quot;)" office:value-type="string" office:string-value="Mark.Robbins@pearson.com" calcext:value-type="string">
            <text:p>Mark.Robbins@pearson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13];&quot;.&quot;;[.D13];&quot;@pearson.com&quot;)" office:value-type="string" office:string-value="John.Moore@pearson.com" calcext:value-type="string">
            <text:p>John.Moore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14];&quot;.&quot;;[.D14];&quot;@pearson.com&quot;)" office:value-type="string" office:string-value="Tracy.Johns@pearson.com" calcext:value-type="string">
            <text:p>Tracy.Johns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15];&quot;.&quot;;[.D15];&quot;@pearson.com&quot;)" office:value-type="string" office:string-value="Rebecca.Bryant@pearson.com" calcext:value-type="string">
            <text:p>Rebecca.Bryant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16];&quot;.&quot;;[.D16];&quot;@pearson.com&quot;)" office:value-type="string" office:string-value="Polly.Thomas@pearson.com" calcext:value-type="string">
            <text:p>Polly.Thomas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17];&quot;.&quot;;[.D17];&quot;@pearson.com&quot;)" office:value-type="string" office:string-value="Kathy.Thurling@pearson.com" calcext:value-type="string">
            <text:p>Kathy.Thurling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18];&quot;.&quot;;[.D18];&quot;@cityandguilds.com&quot;)" office:value-type="string" office:string-value="Mohammed.Ahmed@cityandguilds.com" calcext:value-type="string">
            <text:p>Mohammed.Ahmed@cityandguilds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19];&quot;.&quot;;[.D19];&quot;@cityandguilds.com&quot;)" office:value-type="string" office:string-value="Katherin.Quigley@cityandguilds.com" calcext:value-type="string">
            <text:p>Katherin.Quigley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20];&quot;.&quot;;[.D20];&quot;@cityandguilds.com&quot;)" office:value-type="string" office:string-value="Mark.Robbins@cityandguilds.com" calcext:value-type="string">
            <text:p>Mark.Robbins@cityandguilds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21];&quot;.&quot;;[.D21];&quot;@cityandguilds.com&quot;)" office:value-type="string" office:string-value="John.Moore@cityandguilds.com" calcext:value-type="string">
            <text:p>John.Moore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22];&quot;.&quot;;[.D22];&quot;@cityandguilds.com&quot;)" office:value-type="string" office:string-value="Tracy.Johns@cityandguilds.com" calcext:value-type="string">
            <text:p>Tracy.Johns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23];&quot;.&quot;;[.D23];&quot;@cityandguilds.com&quot;)" office:value-type="string" office:string-value="Rebecca.Bryant@cityandguilds.com" calcext:value-type="string">
            <text:p>Rebecca.Bryant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24];&quot;.&quot;;[.D24];&quot;@cityandguilds.com&quot;)" office:value-type="string" office:string-value="Polly.Thomas@cityandguilds.com" calcext:value-type="string">
            <text:p>Polly.Thomas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25];&quot;.&quot;;[.D25];&quot;@cityandguilds.com&quot;)" office:value-type="string" office:string-value="Kathy.Thurling@cityandguilds.com" calcext:value-type="string">
            <text:p>Kathy.Thurling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14:30:08.248746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31T11:30:54.867530629</meta:creation-date>
    <dc:date>2019-10-10T08:49:40.845331287</dc:date>
    <meta:editing-duration>P7DT19H47M7S</meta:editing-duration>
    <meta:editing-cycles>53</meta:editing-cycles>
    <meta:generator>LibreOffice/6.3.1.2$MacOSX_X86_64 LibreOffice_project/b79626edf0065ac373bd1df5c28bd630b4424273</meta:generator>
    <dc:creator>Alan Salmoni</dc:creator>
    <meta:document-statistic meta:table-count="5" meta:cell-count="5388" meta:object-count="0"/>
    <meta:user-defined meta:name=""/>
  </office:meta>
</office:document-meta>
</file>